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2" svg:font-family="'Ubuntu Mono'" style:font-pitch="fixed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fe3c1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officeooo:paragraph-rsid="00db66a1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officeooo:paragraph-rsid="00805385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officeooo:paragraph-rsid="00805385" fo:hyphenate="false" fo:hyphenation-remain-char-count="2" fo:hyphenation-push-char-count="2"/>
    </style:style>
    <style:style style:name="P14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5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00cf346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8" style:family="paragraph" style:parent-style-name="Standard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text-properties officeooo:paragraph-rsid="01a51d57"/>
    </style:style>
    <style:style style:name="P20" style:family="paragraph" style:parent-style-name="Footnote">
      <style:text-properties officeooo:paragraph-rsid="0033797d"/>
    </style:style>
    <style:style style:name="P21" style:family="paragraph" style:parent-style-name="Footnote">
      <style:text-properties officeooo:paragraph-rsid="00dfc841"/>
    </style:style>
    <style:style style:name="P22" style:family="paragraph" style:parent-style-name="Footnote">
      <style:text-properties officeooo:rsid="00dfc841" officeooo:paragraph-rsid="00dfc841"/>
    </style:style>
    <style:style style:name="P23" style:family="paragraph" style:parent-style-name="Footnote">
      <style:text-properties fo:font-size="10pt" officeooo:rsid="00dfc841" officeooo:paragraph-rsid="00ad319f" style:font-size-asian="10pt" style:font-size-complex="10pt"/>
    </style:style>
    <style:style style:name="P24" style:family="paragraph" style:parent-style-name="Footnote">
      <style:text-properties officeooo:paragraph-rsid="016ea4c2"/>
    </style:style>
    <style:style style:name="P25" style:family="paragraph" style:parent-style-name="Footnote">
      <style:text-properties officeooo:paragraph-rsid="017062b2"/>
    </style:style>
    <style:style style:name="P26" style:family="paragraph" style:parent-style-name="Footnote">
      <style:text-properties officeooo:paragraph-rsid="01748224"/>
    </style:style>
    <style:style style:name="P27" style:family="paragraph" style:parent-style-name="Footnote">
      <style:text-properties officeooo:paragraph-rsid="01a9972c"/>
    </style:style>
    <style:style style:name="P28" style:family="paragraph" style:parent-style-name="Footnote">
      <style:text-properties officeooo:paragraph-rsid="01ade45d"/>
    </style:style>
    <style:style style:name="P29" style:family="paragraph" style:parent-style-name="Footnote">
      <style:text-properties officeooo:paragraph-rsid="01b79ba8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b45c9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0851ea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paragraph-rsid="019897f8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font-style="normal" officeooo:paragraph-rsid="00805385" style:font-size-asian="11pt" style:font-style-asian="normal" style:font-size-complex="11pt" style:font-style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6c35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1b043a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87ed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1b62aa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1bf4ee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170af8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37320e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fd0bb2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9897f8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60c65d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9a79d5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8f31a1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805385"/>
    </style:style>
    <style:style style:name="P5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7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</style:style>
    <style:style style:name="P58" style:family="paragraph" style:parent-style-name="Standard" style:list-style-name="L2"/>
    <style:style style:name="P59" style:family="paragraph" style:parent-style-name="Standard" style:list-style-name="L2">
      <style:text-properties officeooo:paragraph-rsid="00caceeb"/>
    </style:style>
    <style:style style:name="P60" style:family="paragraph" style:parent-style-name="Standard" style:list-style-name="L2">
      <style:text-properties officeooo:paragraph-rsid="00e0c573"/>
    </style:style>
    <style:style style:name="P61" style:family="paragraph" style:parent-style-name="Standard" style:list-style-name="L2">
      <style:text-properties officeooo:paragraph-rsid="01ab9f49"/>
    </style:style>
    <style:style style:name="P62" style:family="paragraph" style:parent-style-name="Standard" style:list-style-name="L2">
      <style:text-properties officeooo:paragraph-rsid="00805385"/>
    </style:style>
    <style:style style:name="P63" style:family="paragraph" style:parent-style-name="Standard" style:list-style-name="L2">
      <style:text-properties officeooo:paragraph-rsid="019ee70c"/>
    </style:style>
    <style:style style:name="P64" style:family="paragraph" style:parent-style-name="Standard" style:list-style-name="L2">
      <style:text-properties officeooo:paragraph-rsid="019a79d5"/>
    </style:style>
    <style:style style:name="P65" style:family="paragraph" style:parent-style-name="Standard" style:list-style-name="L2">
      <style:text-properties officeooo:paragraph-rsid="017dba5d"/>
    </style:style>
    <style:style style:name="P66" style:family="paragraph" style:parent-style-name="Standard" style:list-style-name="L2">
      <style:text-properties officeooo:paragraph-rsid="01c37d4a"/>
    </style:style>
    <style:style style:name="P67" style:family="paragraph" style:parent-style-name="Standard" style:list-style-name="L2">
      <style:text-properties fo:font-size="11pt" style:font-size-asian="11pt" style:font-size-complex="11pt"/>
    </style:style>
    <style:style style:name="P68" style:family="paragraph" style:parent-style-name="Standard" style:list-style-name="L2">
      <style:text-properties fo:font-size="11pt" officeooo:paragraph-rsid="00caceeb" style:font-size-asian="11pt" style:font-size-complex="11pt"/>
    </style:style>
    <style:style style:name="P69" style:family="paragraph" style:parent-style-name="Standard" style:list-style-name="L2">
      <style:text-properties fo:color="#000000" style:font-name="Ubuntu3" fo:font-size="11pt" officeooo:paragraph-rsid="00805385" style:font-size-asian="11pt" style:font-size-complex="11pt"/>
    </style:style>
    <style:style style:name="P70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71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2" style:family="paragraph" style:parent-style-name="Standard" style:list-style-name="L3">
      <style:text-properties fo:color="#000000" style:font-name="Bitstream Vera Sans" fo:font-size="10pt" fo:language="nl" fo:country="NL" fo:font-style="normal" fo:font-weight="normal" officeooo:paragraph-rsid="015874c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3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4" style:family="paragraph" style:parent-style-name="Standard" style:list-style-name="L2">
      <style:text-properties fo:color="#000000" fo:language="nl" fo:country="NL" fo:font-weight="normal" officeooo:paragraph-rsid="01b62aa0" fo:background-color="transparent" style:language-asian="nl" style:country-asian="NL" style:font-weight-asian="normal" style:font-weight-complex="normal"/>
    </style:style>
    <style:style style:name="P75" style:family="paragraph" style:parent-style-name="Standard" style:list-style-name="L3"/>
    <style:style style:name="P76" style:family="paragraph" style:parent-style-name="Standard" style:list-style-name="L2">
      <style:text-properties fo:font-style="normal" officeooo:paragraph-rsid="009ddf1b" style:font-style-asian="normal" style:font-style-complex="normal"/>
    </style:style>
    <style:style style:name="P77" style:family="paragraph" style:parent-style-name="Standard" style:list-style-name="L3">
      <style:text-properties style:font-name="Bitstream Vera Sans" fo:font-size="10pt" fo:language="nl" fo:country="NL" officeooo:paragraph-rsid="01528b86" fo:background-color="transparent" style:font-size-asian="10pt" style:language-asian="nl" style:country-asian="NL" style:font-name-complex="Bitstream Vera Sans" style:font-size-complex="10pt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officeooo:rsid="0016af72" style:font-size-asian="11pt" style:font-size-complex="11pt"/>
    </style:style>
    <style:style style:name="T3" style:family="text">
      <style:text-properties style:font-name="Ubuntu3" fo:font-size="11pt" officeooo:rsid="006eb62a" style:font-size-asian="11pt" style:font-size-complex="11pt"/>
    </style:style>
    <style:style style:name="T4" style:family="text">
      <style:text-properties style:font-name="Ubuntu3" fo:font-size="11pt" officeooo:rsid="0087ff3f" style:font-size-asian="11pt" style:font-size-complex="11pt"/>
    </style:style>
    <style:style style:name="T5" style:family="text">
      <style:text-properties style:font-name="Ubuntu3" fo:font-size="11pt" officeooo:rsid="00885b15" style:font-size-asian="11pt" style:font-size-complex="11pt"/>
    </style:style>
    <style:style style:name="T6" style:family="text">
      <style:text-properties style:font-name="Ubuntu3" fo:font-size="11pt" officeooo:rsid="00e9a617" style:font-size-asian="11pt" style:font-size-complex="11pt"/>
    </style:style>
    <style:style style:name="T7" style:family="text">
      <style:text-properties style:font-name="Ubuntu3" fo:font-size="11pt" officeooo:rsid="00ed7d91" style:font-size-asian="11pt" style:font-size-complex="11pt"/>
    </style:style>
    <style:style style:name="T8" style:family="text">
      <style:text-properties style:font-name="Ubuntu3" fo:font-size="11pt" officeooo:rsid="011ff758" style:font-size-asian="11pt" style:font-size-complex="11pt"/>
    </style:style>
    <style:style style:name="T9" style:family="text">
      <style:text-properties style:font-name="Ubuntu3" fo:font-size="11pt" officeooo:rsid="01bf4eea" style:font-size-asian="11pt" style:font-size-complex="11pt"/>
    </style:style>
    <style:style style:name="T10" style:family="text">
      <style:text-properties style:font-name="Ubuntu3" fo:font-size="11pt" officeooo:rsid="01c02ba3" style:font-size-asian="11pt" style:font-size-complex="11pt"/>
    </style:style>
    <style:style style:name="T11" style:family="text">
      <style:text-properties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2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14" style:family="text">
      <style:text-properties fo:language="nl" fo:country="NL" style:language-asian="nl" style:country-asian="NL"/>
    </style:style>
    <style:style style:name="T15" style:family="text">
      <style:text-properties fo:language="nl" fo:country="N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6" style:family="text">
      <style:text-properties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" style:family="text">
      <style:text-properties fo:language="nl" fo:country="NL" officeooo:rsid="01639b89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3379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f79ae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dd53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f695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5f4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6378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cb4d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f832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font-name="Ubuntu3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28" style:family="text">
      <style:text-properties fo:color="#000000" style:text-line-through-style="none" style:font-name="Ubuntu3" fo:font-size="10pt" fo:language="nl" fo:country="NL" fo:font-style="normal" style:text-underline-style="none" officeooo:rsid="01af6950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29" style:family="text">
      <style:text-properties fo:color="#000000" style:text-line-through-styl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text-line-through-style="none" style:font-name="Ubuntu3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043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0c65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805385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14d88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278f4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3c1ad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ad96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c8f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499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1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4e16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7cd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ad9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24c4c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2661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bbcf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3b104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9df4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edeb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4b73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4dc0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a278b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aef3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b795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304c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46a8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602aa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3c1ad4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3dd8b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609315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46a6e0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8a4a3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9ee70c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c6b38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6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67" style:family="text">
      <style:text-properties fo:color="#00000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68" style:family="text">
      <style:text-properties fo:color="#000000" style:text-line-through-style="none" style:font-name="Ubuntu3" fo:font-size="11pt" fo:language="nl" fo:country="NL" fo:font-style="normal" style:text-underline-style="none" fo:font-weight="bold" officeooo:rsid="007bad96" fo:background-color="transparent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69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70" style:family="text">
      <style:text-properties fo:color="#000000" style:text-line-through-style="none" style:font-name="Ubuntu3" fo:font-size="11pt" fo:language="nl" fo:country="NL" fo:font-style="normal" style:text-underline-style="none" officeooo:rsid="005bea77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71" style:family="text">
      <style:text-properties fo:color="#000000" style:text-line-through-style="none" style:font-name="Ubuntu3" fo:font-size="11pt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72" style:family="text">
      <style:text-properties fo:color="#000000" style:text-line-through-style="none" style:font-name="Ubuntu3" fo:font-size="11pt" fo:language="nl" fo:country="NL" fo:font-style="normal" style:text-underline-style="none" officeooo:rsid="008edd2a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73" style:family="text">
      <style:text-properties fo:color="#000000" style:text-line-through-style="none" style:font-name="Ubuntu3" fo:font-size="11pt" fo:language="nl" fo:country="NL" fo:font-style="normal" style:text-underline-style="none" officeooo:rsid="005de20f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74" style:family="text">
      <style:text-properties fo:color="#000000" style:text-line-through-style="none" style:font-name="Ubuntu3" fo:font-size="11pt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75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76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7" style:family="text">
      <style:text-properties fo:color="#000000" style:text-line-through-style="none" style:font-name="Ubuntu3" fo:font-size="11pt" fo:language="nl" fo:country="NL" fo:font-style="normal" fo:font-weight="normal" officeooo:rsid="007bad9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8" style:family="text">
      <style:text-properties fo:color="#000000" style:text-line-through-style="none" style:font-name="Ubuntu3" fo:font-size="11pt" fo:language="nl" fo:country="NL" fo:font-style="normal" fo:font-weight="normal" officeooo:rsid="0092661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9" style:family="text">
      <style:text-properties fo:color="#000000" style:text-line-through-style="none" style:font-name="Ubuntu3" fo:font-size="11pt" fo:language="nl" fo:country="NL" fo:font-style="normal" fo:font-weight="normal" officeooo:rsid="011c78a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0" style:family="text">
      <style:text-properties fo:color="#000000" style:text-line-through-style="none" style:font-name="Ubuntu3" fo:font-size="11pt" fo:language="nl" fo:country="NL" fo:font-style="normal" fo:font-weight="normal" officeooo:rsid="01855fa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1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82" style:family="text">
      <style:text-properties fo:color="#000000" style:text-line-through-style="none" style:font-name="Ubuntu3" fo:font-size="11pt" fo:language="nl" fo:country="NL" fo:font-style="normal" fo:font-weight="normal" officeooo:rsid="001c566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3" style:family="text">
      <style:text-properties fo:color="#000000" style:text-line-through-style="none" style:font-name="Ubuntu3" fo:font-size="11pt" fo:language="nl" fo:country="NL" fo:font-style="normal" fo:font-weight="normal" officeooo:rsid="004e40c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4" style:family="text">
      <style:text-properties fo:color="#000000" style:text-line-through-style="none" style:font-name="Ubuntu3" fo:font-size="11pt" fo:language="nl" fo:country="NL" fo:font-style="normal" fo:font-weight="normal" officeooo:rsid="002f4366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5" style:family="text">
      <style:text-properties fo:color="#000000" style:text-line-through-style="none" style:font-name="Ubuntu3" fo:font-size="11pt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86" style:family="text">
      <style:text-properties fo:color="#000000" style:text-line-through-style="none" style:font-name="Ubuntu3" fo:font-size="11pt" fo:language="nl" fo:country="NL" fo:font-style="normal" fo:font-weight="bold" officeooo:rsid="007bad96" fo:background-color="transparent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87" style:family="text">
      <style:text-properties fo:color="#000000" style:text-line-through-style="none" style:font-name="Ubuntu3" fo:font-size="11pt" fo:language="nl" fo:country="NL" fo:font-weight="normal" fo:background-color="transparent" style:font-size-asian="11pt" style:language-asian="nl" style:country-asian="NL" style:font-weight-asian="normal" style:font-size-complex="11pt" style:font-weight-complex="normal"/>
    </style:style>
    <style:style style:name="T88" style:family="text">
      <style:text-properties fo:color="#000000" style:text-line-through-style="none" style:font-name="Ubuntu3" fo:font-size="11pt" fo:language="nl" fo:country="NL" officeooo:rsid="005de20f" fo:background-color="transparent" style:font-size-asian="11pt" style:language-asian="nl" style:country-asian="NL" style:font-size-complex="11pt"/>
    </style:style>
    <style:style style:name="T89" style:family="text">
      <style:text-properties fo:color="#000000" style:text-line-through-style="none" style:font-name="Ubuntu3" fo:font-size="11pt" style:text-underline-style="none" style:font-size-asian="11pt" style:font-size-complex="11pt"/>
    </style:style>
    <style:style style:name="T90" style:family="text">
      <style:text-properties fo:color="#000000" style:text-line-through-style="none" style:font-name="Ubuntu3" fo:font-size="11pt" style:text-underline-style="none" officeooo:rsid="01492873" style:font-size-asian="11pt" style:font-size-complex="11pt"/>
    </style:style>
    <style:style style:name="T91" style:family="text">
      <style:text-properties fo:color="#000000" style:text-line-through-style="none" style:font-name="Ubuntu3" fo:font-size="11pt" style:text-underline-style="none" officeooo:rsid="01657261" style:font-size-asian="11pt" style:font-size-complex="11pt"/>
    </style:style>
    <style:style style:name="T92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3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officeooo:rsid="01046a8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4" style:family="text">
      <style:text-properties fo:color="#000000" style:text-line-through-styl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style:text-line-through-style="none" fo:font-size="10pt" fo:language="nl" fo:country="NL" fo:font-style="normal" fo:font-weight="normal" officeooo:rsid="0118c68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style:text-line-through-style="none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style:text-line-through-style="none" fo:font-size="10pt" fo:language="nl" fo:country="NL" fo:font-style="normal" fo:font-weight="normal" officeooo:rsid="010a019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style:text-line-through-style="none" fo:font-size="10pt" fo:language="nl" fo:country="NL" fo:font-style="normal" fo:font-weight="normal" officeooo:rsid="0115f0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style:text-line-through-styl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style:text-line-through-style="none" fo:font-size="10pt" fo:language="nl" fo:country="NL" fo:font-style="normal" fo:font-weight="bold" officeooo:rsid="01add539" style:font-size-asian="10pt" style:language-asian="nl" style:country-asian="NL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02" style:family="text">
      <style:text-properties fo:color="#000000" style:text-line-through-style="none" fo:font-size="11pt" fo:language="nl" fo:country="NL" fo:font-style="normal" style:text-underline-style="none" officeooo:rsid="00153bda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03" style:family="text">
      <style:text-properties fo:color="#000000" style:text-line-through-style="none" fo:font-size="11pt" fo:language="nl" fo:country="NL" fo:font-style="normal" style:text-underline-style="none" officeooo:rsid="008edd2a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04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05" style:family="text">
      <style:text-properties fo:color="#000000" style:text-line-through-style="none" fo:font-size="11pt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06" style:family="text">
      <style:text-properties fo:color="#000000" style:text-line-through-style="none" fo:font-size="11pt" fo:language="nl" fo:country="NL" fo:font-style="normal" style:text-underline-style="none" officeooo:rsid="00a4dc0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07" style:family="text">
      <style:text-properties fo:color="#000000" style:text-line-through-style="none" fo:font-size="11pt" fo:language="nl" fo:country="NL" fo:font-style="normal" style:text-underline-style="none" officeooo:rsid="00aa278b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08" style:family="text">
      <style:text-properties fo:color="#000000" style:text-line-through-style="none" fo:font-size="11pt" fo:language="nl" fo:country="NL" fo:font-style="normal" style:text-underline-style="none" officeooo:rsid="01046a8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09" style:family="text">
      <style:text-properties fo:color="#000000" style:text-line-through-style="none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0" style:family="text">
      <style:text-properties fo:color="#000000" style:text-line-through-style="none" fo:font-size="11pt" fo:language="nl" fo:country="NL" fo:font-style="normal" style:text-underline-style="none" fo:font-weight="normal" officeooo:rsid="0045edcd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1" style:family="text">
      <style:text-properties fo:color="#000000" style:text-line-through-style="none" fo:font-size="11pt" fo:language="nl" fo:country="NL" fo:font-style="normal" style:text-underline-style="none" fo:font-weight="normal" officeooo:rsid="0046a6e0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2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3" style:family="text">
      <style:text-properties fo:color="#000000" style:text-line-through-style="none" fo:font-size="11pt" fo:language="nl" fo:country="NL" fo:font-weight="normal" officeooo:rsid="00cc2b1b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4" style:family="text">
      <style:text-properties fo:color="#000000" style:text-line-through-style="none" fo:font-size="11pt" fo:language="nl" fo:country="NL" fo:font-weight="normal" officeooo:rsid="00ce23dc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5" style:family="text">
      <style:text-properties fo:color="#000000" style:text-line-through-style="none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6" style:family="text">
      <style:text-properties fo:color="#000000" style:text-line-through-style="none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7" style:family="text">
      <style:text-properties fo:color="#000000" style:text-line-through-style="none" fo:language="nl" fo:country="NL" fo:font-style="normal" style:text-underline-style="none" officeooo:rsid="0064e16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18" style:family="text">
      <style:text-properties fo:color="#000000" style:text-line-through-style="none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19" style:family="text">
      <style:text-properties fo:color="#000000" style:text-line-through-style="none" fo:language="nl" fo:country="NL" fo:font-style="normal" style:text-underline-style="none" officeooo:rsid="00a4b733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0" style:family="text">
      <style:text-properties fo:color="#000000" style:text-line-through-style="none" fo:language="nl" fo:country="NL" fo:font-style="normal" style:text-underline-style="none" officeooo:rsid="00a4dc0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1" style:family="text">
      <style:text-properties fo:color="#000000" style:text-line-through-style="none" fo:language="nl" fo:country="NL" fo:font-style="normal" style:text-underline-style="none" officeooo:rsid="00aaef38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2" style:family="text">
      <style:text-properties fo:color="#000000" style:text-line-through-style="none" fo:language="nl" fo:country="NL" fo:font-style="normal" style:text-underline-style="none" officeooo:rsid="00aa278b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3" style:family="text">
      <style:text-properties fo:color="#000000" style:text-line-through-style="none" fo:language="nl" fo:country="NL" fo:font-style="normal" style:text-underline-style="none" officeooo:rsid="001c566d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4" style:family="text">
      <style:text-properties fo:color="#000000" style:text-line-through-style="none" fo:language="nl" fo:country="NL" fo:font-style="normal" style:text-underline-style="none" officeooo:rsid="003aa8cd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25" style:family="text">
      <style:text-properties fo:color="#000000" style:text-line-through-style="none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26" style:family="text">
      <style:text-properties fo:color="#000000" style:text-line-through-style="none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27" style:family="text">
      <style:text-properties fo:color="#000000" style:text-line-through-style="none" fo:language="nl" fo:country="NL" fo:font-style="normal" fo:font-weight="normal" officeooo:rsid="00aaf0a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28" style:family="text">
      <style:text-properties fo:color="#000000" style:text-line-through-style="none" fo:language="nl" fo:country="NL" fo:font-style="normal" fo:font-weight="normal" officeooo:rsid="00fb8ff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29" style:family="text">
      <style:text-properties fo:color="#000000" style:text-line-through-style="none" fo:language="nl" fo:country="NL" fo:font-style="normal" fo:font-weight="normal" officeooo:rsid="01900dc0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30" style:family="text">
      <style:text-properties fo:color="#000000" style:text-line-through-style="none" fo:language="nl" fo:country="NL" fo:font-style="normal" fo:font-weight="normal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31" style:family="text">
      <style:text-properties fo:color="#000000" style:text-line-through-style="none" fo:language="nl" fo:country="NL" fo:font-style="normal" fo:font-weight="normal" officeooo:rsid="00aa278b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32" style:family="text">
      <style:text-properties fo:color="#000000" style:text-line-through-style="none" fo:language="nl" fo:country="NL" fo:font-weight="normal" officeooo:rsid="0064e166" style:font-size-asian="11pt" style:language-asian="nl" style:country-asian="NL" style:font-weight-asian="normal" style:font-size-complex="11pt" style:font-weight-complex="normal"/>
    </style:style>
    <style:style style:name="T133" style:family="text">
      <style:text-properties fo:color="#000000" style:text-line-through-style="none" fo:font-size="9.5pt" fo:language="nl" fo:country="NL" fo:font-style="normal" fo:font-weight="normal" officeooo:rsid="01af6950" style:font-size-asian="9.5pt" style:language-asian="nl" style:country-asian="NL" style:font-style-asian="normal" style:font-weight-asian="normal" style:font-size-complex="9.5pt" style:font-style-complex="normal" style:font-weight-complex="normal"/>
    </style:style>
    <style:style style:name="T134" style:family="text">
      <style:text-properties fo:color="#000000" style:text-line-through-style="none" style:font-name="Ubuntu Mono2" fo:font-size="10pt" fo:language="nl" fo:country="NL" fo:font-style="normal" style:text-underline-style="none" fo:font-weight="bold" officeooo:rsid="01af6950" fo:background-color="transparent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36" style:family="text">
      <style:text-properties fo:color="#000000" style:font-name="Ubuntu3" fo:font-size="11pt" fo:language="nl" fo:country="NL" fo:font-weight="normal" officeooo:rsid="004295b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37" style:family="text">
      <style:text-properties fo:color="#000000" style:font-name="Ubuntu3" fo:font-size="11pt" fo:language="nl" fo:country="NL" fo:font-weight="normal" officeooo:rsid="0051ee42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38" style:family="text">
      <style:text-properties fo:color="#000000" style:font-name="Ubuntu3" fo:font-size="11pt" fo:language="nl" fo:country="NL" fo:font-weight="normal" officeooo:rsid="0053a6e0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39" style:family="text">
      <style:text-properties fo:color="#000000" style:font-name="Ubuntu3" fo:font-size="11pt" fo:language="nl" fo:country="NL" fo:font-weight="normal" officeooo:rsid="0111d37c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0" style:family="text">
      <style:text-properties fo:color="#000000" style:font-name="Ubuntu3" fo:font-size="11pt" fo:language="nl" fo:country="NL" fo:font-weight="normal" officeooo:rsid="011cdded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1" style:family="text">
      <style:text-properties fo:color="#000000" style:font-name="Ubuntu3" fo:font-size="11pt" fo:language="nl" fo:country="NL" fo:font-weight="normal" officeooo:rsid="015b182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2" style:family="text">
      <style:text-properties fo:color="#000000" style:font-name="Ubuntu3" fo:font-size="11pt" fo:language="nl" fo:country="NL" fo:font-weight="normal" officeooo:rsid="01658672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3" style:family="text">
      <style:text-properties fo:color="#000000" style:font-name="Ubuntu3" fo:font-size="11pt" fo:language="nl" fo:country="NL" fo:font-weight="normal" officeooo:rsid="016772de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4" style:family="text">
      <style:text-properties fo:color="#000000" style:font-name="Ubuntu3" fo:font-size="11pt" fo:language="nl" fo:country="NL" fo:font-weight="normal" officeooo:rsid="01693cb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5" style:family="text">
      <style:text-properties fo:color="#000000" style:font-name="Ubuntu3" fo:font-size="11pt" fo:language="nl" fo:country="NL" fo:font-weight="normal" officeooo:rsid="0169482e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6" style:family="text">
      <style:text-properties fo:color="#000000" style:font-name="Ubuntu3" fo:font-size="11pt" fo:language="nl" fo:country="NL" fo:font-weight="normal" officeooo:rsid="007b35f5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7" style:family="text">
      <style:text-properties fo:color="#000000" style:font-name="Ubuntu3" fo:font-size="11pt" fo:language="nl" fo:country="NL" fo:font-weight="normal" officeooo:rsid="019fe3c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8" style:family="text">
      <style:text-properties fo:color="#000000" style:font-name="Ubuntu3" fo:font-size="11pt" fo:language="nl" fo:country="NL" fo:font-weight="normal" officeooo:rsid="01a38b6e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9" style:family="text">
      <style:text-properties fo:color="#000000" style:font-name="Ubuntu3" fo:font-size="11pt" fo:language="nl" fo:country="NL" fo:font-weight="normal" officeooo:rsid="01a4f04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50" style:family="text">
      <style:text-properties fo:color="#000000" style:font-name="Ubuntu3" fo:font-size="11pt" fo:language="nl" fo:country="NL" fo:font-weight="normal" officeooo:rsid="01c4368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51" style:family="text">
      <style:text-properties fo:color="#000000" style:font-name="Ubuntu3" fo:font-size="11pt" fo:language="nl" fo:country="NL" fo:font-weight="normal" fo:background-color="transparent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152" style:family="text">
      <style:text-properties fo:color="#000000" style:font-name="Ubuntu3" fo:font-size="11pt" fo:language="nl" fo:country="NL" fo:font-weight="normal" officeooo:rsid="00fd0bb2" fo:background-color="transparent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153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4" style:family="text">
      <style:text-properties fo:color="#000000" style:font-name="Ubuntu3" fo:font-size="11pt" fo:language="nl" fo:country="NL" fo:font-style="normal" style:text-underline-style="none" fo:font-weight="normal" officeooo:rsid="005bea77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5" style:family="text">
      <style:text-properties fo:color="#000000" style:font-name="Ubuntu3" fo:font-size="11pt" fo:language="nl" fo:country="NL" fo:font-style="normal" style:text-underline-style="none" fo:font-weight="normal" officeooo:rsid="008edd2a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6" style:family="text">
      <style:text-properties fo:color="#000000" style:font-name="Ubuntu3" fo:font-size="11pt" fo:language="nl" fo:country="NL" fo:font-style="normal" style:text-underline-style="none" fo:font-weight="normal" officeooo:rsid="00ebbf55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7" style:family="text">
      <style:text-properties fo:color="#000000" style:font-name="Ubuntu3" fo:font-size="11pt" fo:language="nl" fo:country="NL" fo:font-style="normal" style:text-underline-style="none" fo:font-weight="normal" officeooo:rsid="01089217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8" style:family="text">
      <style:text-properties fo:color="#000000" style:font-name="Ubuntu3" fo:font-size="11pt" fo:language="nl" fo:country="NL" fo:font-style="normal" style:text-underline-style="none" fo:font-weight="normal" officeooo:rsid="01328f65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9" style:family="text">
      <style:text-properties fo:color="#000000" style:font-name="Ubuntu3" fo:font-size="11pt" fo:language="nl" fo:country="NL" fo:font-style="normal" style:text-underline-style="none" fo:font-weight="normal" officeooo:rsid="0186511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0" style:family="text">
      <style:text-properties fo:color="#000000" style:font-name="Ubuntu3" fo:font-size="11pt" fo:language="nl" fo:country="NL" fo:font-style="normal" style:text-underline-style="none" fo:font-weight="normal" officeooo:rsid="019a173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1" style:family="text">
      <style:text-properties fo:color="#000000" style:font-name="Ubuntu3" fo:font-size="11pt" fo:language="nl" fo:country="NL" fo:font-style="normal" style:text-underline-style="none" fo:font-weight="normal" officeooo:rsid="019ee70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2" style:family="text">
      <style:text-properties fo:color="#000000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63" style:family="text">
      <style:text-properties fo:color="#000000" style:font-name="Ubuntu3" fo:font-size="11pt" fo:language="nl" fo:country="NL" fo:font-style="normal" style:text-underline-style="none" fo:font-weight="normal" officeooo:rsid="00fdcb19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64" style:family="text">
      <style:text-properties fo:color="#000000" style:font-name="Ubuntu3" fo:font-size="11pt" fo:language="nl" fo:country="NL" fo:font-style="normal" style:text-underline-style="none" fo:font-weight="normal" officeooo:rsid="017b3a04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65" style:family="text">
      <style:text-properties fo:color="#000000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66" style:family="text">
      <style:text-properties fo:color="#000000" style:font-name="Ubuntu3" fo:font-size="11pt" fo:language="nl" fo:country="NL" fo:font-style="normal" style:text-underline-style="none" officeooo:rsid="005bea77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67" style:family="text">
      <style:text-properties fo:color="#000000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168" style:family="text"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169" style:family="text">
      <style:text-properties fo:color="#000000" style:font-name="Ubuntu3" fo:font-size="11pt" fo:language="nl" fo:country="NL" officeooo:rsid="01658672" fo:background-color="transparent" style:font-size-asian="11pt" style:language-asian="nl" style:country-asian="NL" style:font-name-complex="Bitstream Vera Sans" style:font-size-complex="11pt"/>
    </style:style>
    <style:style style:name="T170" style:family="text">
      <style:text-properties fo:color="#000000" style:font-name="Ubuntu3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1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172" style:family="text">
      <style:text-properties fo:color="#000000" style:font-name="Ubuntu3" fo:font-size="11pt" fo:font-weight="normal" officeooo:rsid="0106d06e" style:font-size-asian="11pt" style:font-weight-asian="normal" style:font-size-complex="11pt" style:font-weight-complex="normal"/>
    </style:style>
    <style:style style:name="T173" style:family="text">
      <style:text-properties fo:color="#000000" style:font-name="Ubuntu3" fo:font-size="11pt" fo:font-weight="normal" officeooo:rsid="0154e886" style:font-size-asian="11pt" style:font-weight-asian="normal" style:font-size-complex="11pt" style:font-weight-complex="normal"/>
    </style:style>
    <style:style style:name="T174" style:family="text">
      <style:text-properties fo:color="#000000" style:font-name="Ubuntu3" fo:font-size="11pt" fo:font-weight="normal" officeooo:rsid="015ab146" style:font-size-asian="11pt" style:font-weight-asian="normal" style:font-size-complex="11pt" style:font-weight-complex="normal"/>
    </style:style>
    <style:style style:name="T175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176" style:family="text">
      <style:text-properties fo:color="#000000" style:font-name="Ubuntu3" fo:font-size="11pt" style:text-underline-style="none" fo:font-weight="normal" officeooo:rsid="00848fa0" style:font-size-asian="11pt" style:font-weight-asian="normal" style:font-size-complex="11pt" style:font-weight-complex="normal"/>
    </style:style>
    <style:style style:name="T177" style:family="text">
      <style:text-properties fo:color="#000000" style:font-name="Ubuntu3" fo:font-size="11pt" style:text-underline-style="none" fo:font-weight="normal" officeooo:rsid="00abba60" style:font-size-asian="11pt" style:font-weight-asian="normal" style:font-size-complex="11pt" style:font-weight-complex="normal"/>
    </style:style>
    <style:style style:name="T178" style:family="text">
      <style:text-properties fo:color="#000000" style:font-name="Ubuntu3" fo:font-size="11pt" style:text-underline-style="none" fo:font-weight="normal" officeooo:rsid="013c1ad4" style:font-size-asian="11pt" style:font-weight-asian="normal" style:font-size-complex="11pt" style:font-weight-complex="normal"/>
    </style:style>
    <style:style style:name="T179" style:family="text">
      <style:text-properties fo:color="#000000" style:font-name="Ubuntu3" fo:font-size="11pt" style:text-underline-style="none" style:font-size-asian="11pt" style:font-size-complex="11pt"/>
    </style:style>
    <style:style style:name="T180" style:family="text">
      <style:text-properties fo:color="#000000" style:font-name="Ubuntu3" fo:font-size="11pt" style:font-size-asian="11pt" style:font-size-complex="11pt"/>
    </style:style>
    <style:style style:name="T181" style:family="text">
      <style:text-properties fo:color="#000000" style:font-name="Ubuntu3" fo:font-size="11pt" officeooo:rsid="004804ae" style:font-size-asian="11pt" style:font-size-complex="11pt"/>
    </style:style>
    <style:style style:name="T182" style:family="text">
      <style:text-properties fo:color="#000000" style:font-name="Ubuntu3" fo:font-size="11pt" officeooo:rsid="00851ead" style:font-size-asian="11pt" style:font-size-complex="11pt"/>
    </style:style>
    <style:style style:name="T183" style:family="text">
      <style:text-properties fo:color="#000000" style:font-name="Ubuntu3" fo:font-size="11pt" officeooo:rsid="008edd2a" style:font-size-asian="11pt" style:font-size-complex="11pt"/>
    </style:style>
    <style:style style:name="T184" style:family="text">
      <style:text-properties fo:color="#000000" style:font-name="Ubuntu3" fo:font-size="11pt" officeooo:rsid="015ab146" style:font-size-asian="11pt" style:font-size-complex="11pt"/>
    </style:style>
    <style:style style:name="T185" style:family="text">
      <style:text-properties fo:color="#000000" style:font-name="Ubuntu3" fo:font-size="11pt" officeooo:rsid="01657261" style:font-size-asian="11pt" style:font-size-complex="11pt"/>
    </style:style>
    <style:style style:name="T186" style:family="text">
      <style:text-properties fo:color="#000000" style:font-name="Ubuntu3" style:font-size-asian="11pt" style:font-size-complex="11pt"/>
    </style:style>
    <style:style style:name="T187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188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189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90" style:family="text">
      <style:text-properties fo:color="#000000" fo:language="nl" fo:country="NL" fo:font-style="normal" style:text-underline-style="none" officeooo:rsid="01089217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91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2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193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94" style:family="text">
      <style:text-properties fo:color="#000000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195" style:family="text">
      <style:text-properties fo:color="#000000" fo:font-size="11pt" style:font-size-asian="11pt" style:font-size-complex="11pt"/>
    </style:style>
    <style:style style:name="T196" style:family="text">
      <style:text-properties fo:color="#000000" fo:font-size="11pt" style:text-underline-style="none" style:font-size-asian="11pt" style:font-size-complex="11pt"/>
    </style:style>
    <style:style style:name="T197" style:family="text">
      <style:text-properties fo:color="#000000" fo:font-size="11pt" style:text-underline-style="none" officeooo:rsid="013e79cc" style:font-size-asian="11pt" style:font-size-complex="11pt"/>
    </style:style>
    <style:style style:name="T198" style:family="text">
      <style:text-properties fo:color="#000000" fo:font-size="11pt" style:text-underline-style="none" officeooo:rsid="01400eb7" style:font-size-asian="11pt" style:font-size-complex="11pt"/>
    </style:style>
    <style:style style:name="T199" style:family="text">
      <style:text-properties fo:color="#000000" style:font-size-asian="11pt" style:font-size-complex="11pt"/>
    </style:style>
    <style:style style:name="T200" style:family="text">
      <style:text-properties fo:color="#000000" officeooo:rsid="00abba60" style:font-size-asian="11pt" style:font-size-complex="11pt"/>
    </style:style>
    <style:style style:name="T201" style:family="text">
      <style:text-properties style:text-line-through-style="none" style:font-name="Ubuntu3" fo:font-size="10pt" style:text-underline-style="none" fo:font-weight="normal" style:font-size-asian="11pt" style:font-weight-asian="normal" style:font-size-complex="11pt" style:font-weight-complex="normal"/>
    </style:style>
    <style:style style:name="T202" style:family="text">
      <style:text-properties style:text-line-through-style="none" style:font-name="Ubuntu3" fo:font-size="10pt" style:text-underline-style="none" fo:font-weight="normal" officeooo:rsid="0034442f" style:font-size-asian="11pt" style:font-weight-asian="normal" style:font-size-complex="11pt" style:font-weight-complex="normal"/>
    </style:style>
    <style:style style:name="T203" style:family="text">
      <style:text-properties style:text-line-through-styl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204" style:family="text">
      <style:text-properties style:text-line-through-style="none"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205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206" style:family="text">
      <style:text-properties style:text-line-through-style="none" style:font-name="Ubuntu3" fo:font-size="11pt" fo:font-style="normal" style:text-underline-style="none" officeooo:rsid="001696eb" style:font-name-asian="DejaVu Sans1" style:font-size-asian="11pt" style:font-style-asian="normal" style:font-size-complex="11pt" style:font-style-complex="normal"/>
    </style:style>
    <style:style style:name="T207" style:family="text">
      <style:text-properties style:text-line-through-style="none" style:font-name="Ubuntu3" fo:font-size="11pt" fo:font-style="normal" style:text-underline-style="none" officeooo:rsid="0060a01a" style:font-name-asian="DejaVu Sans1" style:font-size-asian="11pt" style:font-style-asian="normal" style:font-size-complex="11pt" style:font-style-complex="normal"/>
    </style:style>
    <style:style style:name="T208" style:family="text">
      <style:text-properties style:text-line-through-style="none" style:font-name="Ubuntu3" fo:font-size="11pt" fo:font-style="normal" style:text-underline-style="none" officeooo:rsid="006b1045" style:font-name-asian="DejaVu Sans1" style:font-size-asian="11pt" style:font-style-asian="normal" style:font-size-complex="11pt" style:font-style-complex="normal"/>
    </style:style>
    <style:style style:name="T209" style:family="text">
      <style:text-properties style:text-line-through-style="none" style:font-name="Ubuntu3" fo:font-size="11pt" fo:font-style="normal" style:text-underline-style="none" officeooo:rsid="00719532" style:font-name-asian="DejaVu Sans1" style:font-size-asian="11pt" style:font-style-asian="normal" style:font-size-complex="11pt" style:font-style-complex="normal"/>
    </style:style>
    <style:style style:name="T210" style:family="text">
      <style:text-properties style:text-line-through-style="none" style:font-name="Ubuntu3" fo:font-size="11pt" fo:font-style="normal" style:text-underline-style="none" officeooo:rsid="0087ff3f" style:font-name-asian="DejaVu Sans1" style:font-size-asian="11pt" style:font-style-asian="normal" style:font-size-complex="11pt" style:font-style-complex="normal"/>
    </style:style>
    <style:style style:name="T211" style:family="text">
      <style:text-properties style:text-line-through-style="none" style:font-name="Ubuntu3" fo:font-size="11pt" fo:font-style="normal" style:text-underline-style="none" officeooo:rsid="008cc19e" style:font-name-asian="DejaVu Sans1" style:font-size-asian="11pt" style:font-style-asian="normal" style:font-size-complex="11pt" style:font-style-complex="normal"/>
    </style:style>
    <style:style style:name="T212" style:family="text">
      <style:text-properties style:text-line-through-style="none" style:font-name="Ubuntu3" fo:font-size="11pt" fo:font-style="normal" style:text-underline-style="none" officeooo:rsid="00b748f9" style:font-name-asian="DejaVu Sans1" style:font-size-asian="11pt" style:font-style-asian="normal" style:font-size-complex="11pt" style:font-style-complex="normal"/>
    </style:style>
    <style:style style:name="T213" style:family="text">
      <style:text-properties style:text-line-through-style="none" style:font-name="Ubuntu3" fo:font-size="11pt" fo:font-style="normal" style:text-underline-style="none" officeooo:rsid="00b8f4ed" style:font-name-asian="DejaVu Sans1" style:font-size-asian="11pt" style:font-style-asian="normal" style:font-size-complex="11pt" style:font-style-complex="normal"/>
    </style:style>
    <style:style style:name="T214" style:family="text">
      <style:text-properties style:text-line-through-style="none" style:font-name="Ubuntu3" fo:font-size="11pt" fo:font-style="normal" style:text-underline-style="none" officeooo:rsid="00c12843" style:font-name-asian="DejaVu Sans1" style:font-size-asian="11pt" style:font-style-asian="normal" style:font-size-complex="11pt" style:font-style-complex="normal"/>
    </style:style>
    <style:style style:name="T215" style:family="text">
      <style:text-properties style:text-line-through-style="none" style:font-name="Ubuntu3" fo:font-size="11pt" fo:font-style="normal" style:text-underline-style="none" officeooo:rsid="00e9a617" style:font-name-asian="DejaVu Sans1" style:font-size-asian="11pt" style:font-style-asian="normal" style:font-size-complex="11pt" style:font-style-complex="normal"/>
    </style:style>
    <style:style style:name="T216" style:family="text">
      <style:text-properties style:text-line-through-style="none" style:font-name="Ubuntu3" fo:font-size="11pt" fo:font-style="normal" style:text-underline-style="none" officeooo:rsid="00ebbf55" style:font-name-asian="DejaVu Sans1" style:font-size-asian="11pt" style:font-style-asian="normal" style:font-size-complex="11pt" style:font-style-complex="normal"/>
    </style:style>
    <style:style style:name="T217" style:family="text">
      <style:text-properties style:text-line-through-style="none" style:font-name="Ubuntu3" fo:font-size="11pt" fo:font-style="normal" style:text-underline-style="none" officeooo:rsid="00ed7d91" style:font-name-asian="DejaVu Sans1" style:font-size-asian="11pt" style:font-style-asian="normal" style:font-size-complex="11pt" style:font-style-complex="normal"/>
    </style:style>
    <style:style style:name="T218" style:family="text">
      <style:text-properties style:text-line-through-style="none" style:font-name="Ubuntu3" fo:font-size="11pt" fo:font-style="normal" style:text-underline-style="none" officeooo:rsid="00f98e47" style:font-name-asian="DejaVu Sans1" style:font-size-asian="11pt" style:font-style-asian="normal" style:font-size-complex="11pt" style:font-style-complex="normal"/>
    </style:style>
    <style:style style:name="T219" style:family="text">
      <style:text-properties style:text-line-through-style="none" style:font-name="Ubuntu3" fo:font-size="11pt" fo:font-style="normal" style:text-underline-style="none" officeooo:rsid="00fa016f" style:font-name-asian="DejaVu Sans1" style:font-size-asian="11pt" style:font-style-asian="normal" style:font-size-complex="11pt" style:font-style-complex="normal"/>
    </style:style>
    <style:style style:name="T220" style:family="text">
      <style:text-properties style:text-line-through-style="none" style:font-name="Ubuntu3" fo:font-size="11pt" fo:font-style="normal" style:text-underline-style="none" officeooo:rsid="01229f99" style:font-name-asian="DejaVu Sans1" style:font-size-asian="11pt" style:font-style-asian="normal" style:font-size-complex="11pt" style:font-style-complex="normal"/>
    </style:style>
    <style:style style:name="T221" style:family="text">
      <style:text-properties style:text-line-through-style="none" style:font-name="Ubuntu3" fo:font-size="11pt" fo:font-style="normal" style:text-underline-style="none" officeooo:rsid="01234111" style:font-name-asian="DejaVu Sans1" style:font-size-asian="11pt" style:font-style-asian="normal" style:font-size-complex="11pt" style:font-style-complex="normal"/>
    </style:style>
    <style:style style:name="T222" style:family="text">
      <style:text-properties style:text-line-through-style="none" style:font-name="Ubuntu3" fo:font-size="11pt" fo:font-style="normal" style:text-underline-style="none" officeooo:rsid="0132673c" style:font-name-asian="DejaVu Sans1" style:font-size-asian="11pt" style:font-style-asian="normal" style:font-size-complex="11pt" style:font-style-complex="normal"/>
    </style:style>
    <style:style style:name="T223" style:family="text">
      <style:text-properties style:text-line-through-style="none" style:font-name="Ubuntu3" fo:font-size="11pt" fo:font-style="normal" style:text-underline-style="none" officeooo:rsid="013c1ad4" style:font-name-asian="DejaVu Sans1" style:font-size-asian="11pt" style:font-style-asian="normal" style:font-size-complex="11pt" style:font-style-complex="normal"/>
    </style:style>
    <style:style style:name="T224" style:family="text">
      <style:text-properties style:text-line-through-style="none" style:font-name="Ubuntu3" fo:font-size="11pt" fo:font-style="normal" style:text-underline-style="none" officeooo:rsid="017a4d17" style:font-name-asian="DejaVu Sans1" style:font-size-asian="11pt" style:font-style-asian="normal" style:font-size-complex="11pt" style:font-style-complex="normal"/>
    </style:style>
    <style:style style:name="T225" style:family="text">
      <style:text-properties style:text-line-through-style="none" style:font-name="Ubuntu3" fo:font-size="11pt" fo:font-style="normal" style:text-underline-style="none" officeooo:rsid="017c4258" style:font-name-asian="DejaVu Sans1" style:font-size-asian="11pt" style:font-style-asian="normal" style:font-size-complex="11pt" style:font-style-complex="normal"/>
    </style:style>
    <style:style style:name="T226" style:family="text">
      <style:text-properties style:text-line-through-style="none" style:font-name="Ubuntu3" fo:font-size="11pt" fo:font-style="normal" style:text-underline-style="none" officeooo:rsid="01861a98" style:font-name-asian="DejaVu Sans1" style:font-size-asian="11pt" style:font-style-asian="normal" style:font-size-complex="11pt" style:font-style-complex="normal"/>
    </style:style>
    <style:style style:name="T227" style:family="text">
      <style:text-properties style:text-line-through-style="none" style:font-name="Ubuntu3" fo:font-size="11pt" fo:font-style="normal" style:text-underline-style="none" officeooo:rsid="018ac50b" style:font-name-asian="DejaVu Sans1" style:font-size-asian="11pt" style:font-style-asian="normal" style:font-size-complex="11pt" style:font-style-complex="normal"/>
    </style:style>
    <style:style style:name="T228" style:family="text">
      <style:text-properties style:text-line-through-style="none" style:font-name="Ubuntu3" fo:font-size="11pt" fo:font-style="normal" style:text-underline-style="none" officeooo:rsid="01bf4eea" style:font-name-asian="DejaVu Sans1" style:font-size-asian="11pt" style:font-style-asian="normal" style:font-size-complex="11pt" style:font-style-complex="normal"/>
    </style:style>
    <style:style style:name="T229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language-complex="nl" style:country-complex="NL" style:font-style-complex="normal"/>
    </style:style>
    <style:style style:name="T230" style:family="text">
      <style:text-properties style:text-line-through-style="none" style:font-name="Ubuntu3" fo:font-size="11pt" fo:font-style="normal" style:text-underline-style="none" officeooo:rsid="00321d4c" style:font-name-asian="DejaVu Sans1" style:font-size-asian="11pt" style:font-style-asian="normal" style:font-size-complex="11pt" style:language-complex="nl" style:country-complex="NL" style:font-style-complex="normal"/>
    </style:style>
    <style:style style:name="T231" style:family="text">
      <style:text-properties style:text-line-through-style="none" style:font-name="Ubuntu3" fo:font-size="11pt" fo:font-style="normal" style:text-underline-style="none" officeooo:rsid="00df737b" style:font-name-asian="DejaVu Sans1" style:font-size-asian="11pt" style:font-style-asian="normal" style:font-size-complex="11pt" style:language-complex="nl" style:country-complex="NL" style:font-style-complex="normal"/>
    </style:style>
    <style:style style:name="T232" style:family="text">
      <style:text-properties style:text-line-through-style="none" style:font-name="Ubuntu3" fo:font-size="11pt" fo:font-style="normal" style:text-underline-style="none" officeooo:rsid="00ed8888" style:font-name-asian="DejaVu Sans1" style:font-size-asian="11pt" style:font-style-asian="normal" style:font-size-complex="11pt" style:language-complex="nl" style:country-complex="NL" style:font-style-complex="normal"/>
    </style:style>
    <style:style style:name="T233" style:family="text">
      <style:text-properties style:text-line-through-style="none" style:font-name="Ubuntu3" fo:font-size="11pt" fo:font-style="normal" style:text-underline-style="none" officeooo:rsid="013c1ad4" style:font-name-asian="DejaVu Sans1" style:font-size-asian="11pt" style:font-style-asian="normal" style:font-size-complex="11pt" style:language-complex="nl" style:country-complex="NL" style:font-style-complex="normal"/>
    </style:style>
    <style:style style:name="T234" style:family="text">
      <style:text-properties style:text-line-through-style="none" style:font-name="Ubuntu3" fo:font-size="11pt" fo:font-style="normal" style:text-underline-style="none" officeooo:rsid="003afc1c" style:font-name-asian="DejaVu Sans1" style:font-size-asian="11pt" style:font-style-asian="normal" style:font-size-complex="11pt" style:language-complex="nl" style:country-complex="NL" style:font-style-complex="normal"/>
    </style:style>
    <style:style style:name="T235" style:family="text">
      <style:text-properties style:text-line-through-style="none" style:font-name="Ubuntu3" fo:font-size="11pt" fo:font-style="normal" style:text-underline-style="none" officeooo:rsid="004c007f" style:font-name-asian="DejaVu Sans1" style:font-size-asian="11pt" style:font-style-asian="normal" style:font-size-complex="11pt" style:language-complex="nl" style:country-complex="NL" style:font-style-complex="normal"/>
    </style:style>
    <style:style style:name="T236" style:family="text">
      <style:text-properties style:text-line-through-style="none" style:font-name="Ubuntu3" fo:font-size="11pt" fo:font-style="normal" style:text-underline-style="none" officeooo:rsid="00369e7c" style:font-name-asian="DejaVu Sans1" style:font-size-asian="11pt" style:font-style-asian="normal" style:font-size-complex="11pt" style:language-complex="nl" style:country-complex="NL" style:font-style-complex="normal"/>
    </style:style>
    <style:style style:name="T237" style:family="text">
      <style:text-properties style:text-line-through-style="none" style:font-name="Ubuntu3" fo:font-size="11pt" fo:font-style="normal" style:text-underline-style="none" officeooo:rsid="00388549" style:font-name-asian="DejaVu Sans1" style:font-size-asian="11pt" style:font-style-asian="normal" style:font-size-complex="11pt" style:language-complex="nl" style:country-complex="NL" style:font-style-complex="normal"/>
    </style:style>
    <style:style style:name="T238" style:family="text">
      <style:text-properties style:text-line-through-style="none"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239" style:family="text">
      <style:text-properties style:text-line-through-styl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240" style:family="text">
      <style:text-properties style:text-line-through-styl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241" style:family="text">
      <style:text-properties style:text-line-through-style="none" style:font-name="Ubuntu3" fo:font-size="11pt" style:text-underline-style="none" fo:font-weight="normal" officeooo:rsid="004a03b0" style:font-size-asian="11pt" style:font-weight-asian="normal" style:font-size-complex="11pt" style:font-weight-complex="normal"/>
    </style:style>
    <style:style style:name="T242" style:family="text">
      <style:text-properties style:text-line-through-style="none" style:font-name="Ubuntu3" fo:font-size="11pt" style:text-underline-style="none" fo:font-weight="normal" officeooo:rsid="005572a6" style:font-size-asian="11pt" style:font-weight-asian="normal" style:font-size-complex="11pt" style:font-weight-complex="normal"/>
    </style:style>
    <style:style style:name="T243" style:family="text">
      <style:text-properties style:text-line-through-style="none" style:font-name="Ubuntu3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244" style:family="text">
      <style:text-properties style:text-line-through-style="none" style:font-name="Ubuntu3" fo:font-size="11pt" style:text-underline-style="none" fo:font-weight="normal" officeooo:rsid="0106d06e" style:font-size-asian="11pt" style:font-weight-asian="normal" style:font-size-complex="11pt" style:font-weight-complex="normal"/>
    </style:style>
    <style:style style:name="T245" style:family="text">
      <style:text-properties style:text-line-through-style="none" style:font-name="Ubuntu3" fo:font-size="11pt" style:text-underline-style="none" fo:font-weight="normal" officeooo:rsid="014d1b87" style:font-size-asian="11pt" style:font-weight-asian="normal" style:font-size-complex="11pt" style:font-weight-complex="normal"/>
    </style:style>
    <style:style style:name="T246" style:family="text">
      <style:text-properties style:text-line-through-style="none" style:font-name="Ubuntu3" fo:font-size="11pt" style:text-underline-style="none" fo:font-weight="normal" officeooo:rsid="0150f6c9" style:font-size-asian="11pt" style:font-weight-asian="normal" style:font-size-complex="11pt" style:font-weight-complex="normal"/>
    </style:style>
    <style:style style:name="T247" style:family="text">
      <style:text-properties style:text-line-through-style="none" style:font-name="Ubuntu3" fo:font-size="11pt" style:text-underline-style="none" fo:font-weight="normal" officeooo:rsid="0154e886" style:font-size-asian="11pt" style:font-weight-asian="normal" style:font-size-complex="11pt" style:font-weight-complex="normal"/>
    </style:style>
    <style:style style:name="T248" style:family="text">
      <style:text-properties style:text-line-through-style="none" style:font-name="Ubuntu3" fo:font-size="11pt" style:text-underline-style="none" fo:font-weight="normal" officeooo:rsid="0157197e" style:font-size-asian="11pt" style:font-weight-asian="normal" style:font-size-complex="11pt" style:font-weight-complex="normal"/>
    </style:style>
    <style:style style:name="T249" style:family="text">
      <style:text-properties style:text-line-through-style="none" style:font-name="Ubuntu3" fo:font-size="11pt" style:text-underline-style="none" fo:font-weight="normal" officeooo:rsid="015874c7" style:font-size-asian="11pt" style:font-weight-asian="normal" style:font-size-complex="11pt" style:font-weight-complex="normal"/>
    </style:style>
    <style:style style:name="T250" style:family="text">
      <style:text-properties style:text-line-through-styl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251" style:family="text">
      <style:text-properties style:text-line-through-style="none" style:font-name="Ubuntu3" fo:font-size="11pt" style:text-underline-style="none" style:font-size-asian="11pt" style:font-size-complex="11pt"/>
    </style:style>
    <style:style style:name="T252" style:family="text">
      <style:text-properties style:text-line-through-style="none" style:font-name="Ubuntu3" fo:font-size="11pt" style:text-underline-style="none" officeooo:rsid="014d1b87" style:font-size-asian="11pt" style:font-size-complex="11pt"/>
    </style:style>
    <style:style style:name="T253" style:family="text">
      <style:text-properties style:text-line-through-style="none" style:font-name="Ubuntu3" fo:font-size="11pt" style:text-underline-style="none" officeooo:rsid="015874c7" style:font-size-asian="11pt" style:font-size-complex="11pt"/>
    </style:style>
    <style:style style:name="T254" style:family="text">
      <style:text-properties style:text-line-through-style="none" style:font-name="Ubuntu3" fo:font-size="11pt" style:font-name-asian="DejaVu Sans1" style:font-size-asian="11pt" style:font-size-complex="11pt"/>
    </style:style>
    <style:style style:name="T255" style:family="text">
      <style:text-properties style:text-line-through-style="none" style:font-name="Ubuntu3" fo:font-size="11pt" officeooo:rsid="001696eb" style:font-name-asian="DejaVu Sans1" style:font-size-asian="11pt" style:font-size-complex="11pt"/>
    </style:style>
    <style:style style:name="T256" style:family="text">
      <style:text-properties style:text-line-through-style="none" style:font-name="Ubuntu3" fo:font-size="11pt" officeooo:rsid="0058881f" style:font-name-asian="DejaVu Sans1" style:font-size-asian="11pt" style:font-size-complex="11pt"/>
    </style:style>
    <style:style style:name="T257" style:family="text">
      <style:text-properties style:text-line-through-style="none" style:font-name="Ubuntu3" fo:font-size="11pt" officeooo:rsid="0087ff3f" style:font-name-asian="DejaVu Sans1" style:font-size-asian="11pt" style:font-size-complex="11pt"/>
    </style:style>
    <style:style style:name="T258" style:family="text">
      <style:text-properties style:text-line-through-style="none" style:font-name="Ubuntu3" fo:font-size="11pt" fo:font-weight="normal" style:font-name-asian="DejaVu Sans1" style:font-size-asian="11pt" style:font-weight-asian="normal" style:font-size-complex="11pt" style:font-weight-complex="normal"/>
    </style:style>
    <style:style style:name="T259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261" style:family="text">
      <style:text-properties style:text-line-through-style="none" style:font-name="Bitstream Vera Sans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262" style:family="text">
      <style:text-properties style:text-line-through-style="none" fo:font-size="11pt" style:text-underline-style="none" style:font-size-asian="11pt" style:font-size-complex="11pt"/>
    </style:style>
    <style:style style:name="T263" style:family="text">
      <style:text-properties style:text-line-through-style="none" fo:font-size="11pt" style:text-underline-style="none" officeooo:rsid="0015c265" style:font-size-asian="11pt" style:font-size-complex="11pt"/>
    </style:style>
    <style:style style:name="T264" style:family="text">
      <style:text-properties style:text-line-through-style="none" fo:font-size="11pt" style:text-underline-style="none" officeooo:rsid="0055eeeb" style:font-size-asian="11pt" style:font-size-complex="11pt"/>
    </style:style>
    <style:style style:name="T265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266" style:family="text">
      <style:text-properties style:text-line-through-style="none" fo:font-size="11pt" style:font-size-asian="11pt" style:font-size-complex="11pt"/>
    </style:style>
    <style:style style:name="T267" style:family="text">
      <style:text-properties style:text-line-through-style="none" fo:font-size="11pt" officeooo:rsid="00ed8888" style:font-size-asian="11pt" style:font-size-complex="11pt" style:language-complex="nl" style:country-complex="NL"/>
    </style:style>
    <style:style style:name="T268" style:family="text">
      <style:text-properties style:text-line-through-style="none" fo:font-size="11pt" style:font-name-asian="DejaVu Sans1" style:font-size-asian="11pt" style:font-size-complex="11pt"/>
    </style:style>
    <style:style style:name="T269" style:family="text">
      <style:text-properties style:text-line-through-style="none" fo:font-size="11pt" officeooo:rsid="00cc2b1b" style:font-name-asian="DejaVu Sans1" style:font-size-asian="11pt" style:font-size-complex="11pt"/>
    </style:style>
    <style:style style:name="T270" style:family="text">
      <style:text-properties style:text-line-through-style="none" fo:font-size="11pt" officeooo:rsid="00e5e7fd" style:font-name-asian="DejaVu Sans1" style:font-size-asian="11pt" style:font-size-complex="11pt"/>
    </style:style>
    <style:style style:name="T271" style:family="text">
      <style:text-properties style:text-line-through-style="none" fo:font-size="11pt" officeooo:rsid="00e9a617" style:font-name-asian="DejaVu Sans1" style:font-size-asian="11pt" style:font-size-complex="11pt"/>
    </style:style>
    <style:style style:name="T272" style:family="text">
      <style:text-properties style:text-line-through-style="none" fo:font-size="11pt" officeooo:rsid="0109dc63" style:font-name-asian="DejaVu Sans1" style:font-size-asian="11pt" style:font-size-complex="11pt"/>
    </style:style>
    <style:style style:name="T273" style:family="text">
      <style:text-properties style:text-line-through-style="none" fo:font-size="11pt" officeooo:rsid="010bc767" style:font-name-asian="DejaVu Sans1" style:font-size-asian="11pt" style:font-size-complex="11pt"/>
    </style:style>
    <style:style style:name="T274" style:family="text">
      <style:text-properties style:text-line-through-style="none" fo:font-size="11pt" officeooo:rsid="010c2cc9" style:font-name-asian="DejaVu Sans1" style:font-size-asian="11pt" style:font-size-complex="11pt"/>
    </style:style>
    <style:style style:name="T275" style:family="text">
      <style:text-properties style:text-line-through-style="none" fo:font-size="11pt" officeooo:rsid="010e6b48" style:font-name-asian="DejaVu Sans1" style:font-size-asian="11pt" style:font-size-complex="11pt"/>
    </style:style>
    <style:style style:name="T276" style:family="text">
      <style:text-properties style:text-line-through-style="none" fo:font-size="11pt" officeooo:rsid="010e6f9f" style:font-name-asian="DejaVu Sans1" style:font-size-asian="11pt" style:font-size-complex="11pt"/>
    </style:style>
    <style:style style:name="T277" style:family="text">
      <style:text-properties style:text-line-through-style="none" fo:font-size="11pt" officeooo:rsid="010f89e2" style:font-name-asian="DejaVu Sans1" style:font-size-asian="11pt" style:font-size-complex="11pt"/>
    </style:style>
    <style:style style:name="T278" style:family="text">
      <style:text-properties style:text-line-through-style="none" fo:font-size="11pt" officeooo:rsid="01112d89" style:font-name-asian="DejaVu Sans1" style:font-size-asian="11pt" style:font-size-complex="11pt"/>
    </style:style>
    <style:style style:name="T279" style:family="text">
      <style:text-properties style:text-line-through-style="none" fo:font-size="11pt" officeooo:rsid="012b589c" style:font-name-asian="DejaVu Sans1" style:font-size-asian="11pt" style:font-size-complex="11pt"/>
    </style:style>
    <style:style style:name="T280" style:family="text">
      <style:text-properties style:text-line-through-style="none" fo:font-size="11pt" fo:language="nl" fo:country="N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81" style:family="text">
      <style:text-properties style:text-line-through-style="none" fo:font-size="11pt" fo:font-style="normal" style:font-size-asian="11pt" style:font-style-asian="normal" style:font-size-complex="11pt" style:font-style-complex="normal"/>
    </style:style>
    <style:style style:name="T282" style:family="text">
      <style:text-properties style:text-line-through-style="none" officeooo:rsid="00e9a617" style:font-name-asian="DejaVu Sans1" style:font-size-asian="11pt" style:font-size-complex="11pt"/>
    </style:style>
    <style:style style:name="T283" style:family="text">
      <style:text-properties style:text-line-through-style="none" officeooo:rsid="0114d881" style:font-name-asian="DejaVu Sans1" style:font-size-asian="11pt" style:font-size-complex="11pt"/>
    </style:style>
    <style:style style:name="T284" style:family="text">
      <style:text-properties style:text-line-through-style="none" officeooo:rsid="00b748f9" style:font-name-asian="DejaVu Sans1" style:font-size-asian="11pt" style:font-size-complex="11pt"/>
    </style:style>
    <style:style style:name="T285" style:family="text">
      <style:text-properties style:text-line-through-style="none" officeooo:rsid="009aa339" style:font-name-asian="DejaVu Sans1" style:font-size-asian="11pt" style:font-size-complex="11pt" style:language-complex="nl" style:country-complex="NL"/>
    </style:style>
    <style:style style:name="T286" style:family="text">
      <style:text-properties style:text-line-through-style="none" style:text-underline-style="none" officeooo:rsid="005572a6" style:font-size-asian="11pt" style:font-size-complex="11pt"/>
    </style:style>
    <style:style style:name="T287" style:family="text">
      <style:text-properties style:text-line-through-style="none" style:text-underline-style="none" officeooo:rsid="0055eeeb" style:font-size-asian="11pt" style:font-size-complex="11pt"/>
    </style:style>
    <style:style style:name="T288" style:family="text">
      <style:text-properties style:text-line-through-style="none" fo:font-style="normal" style:text-underline-style="none" officeooo:rsid="001696eb" style:font-name-asian="DejaVu Sans1" style:font-size-asian="11pt" style:font-style-asian="normal" style:font-size-complex="11pt" style:font-style-complex="normal"/>
    </style:style>
    <style:style style:name="T289" style:family="text">
      <style:text-properties style:text-line-through-style="none" fo:font-style="normal" style:text-underline-style="none" officeooo:rsid="00e9a617" style:font-name-asian="DejaVu Sans1" style:font-size-asian="11pt" style:font-style-asian="normal" style:font-size-complex="11pt" style:font-style-complex="normal"/>
    </style:style>
    <style:style style:name="T290" style:family="text">
      <style:text-properties style:text-line-through-style="none" fo:font-style="normal" style:text-underline-style="none" officeooo:rsid="009aa339" style:font-size-asian="11pt" style:font-style-asian="normal" style:font-name-complex="Bitstream Vera Sans" style:font-size-complex="11pt" style:font-style-complex="normal"/>
    </style:style>
    <style:style style:name="T291" style:family="text">
      <style:text-properties style:text-line-through-style="none" fo:font-style="normal" style:font-size-asian="11pt" style:font-style-asian="normal" style:font-size-complex="11pt" style:font-style-complex="normal"/>
    </style:style>
    <style:style style:name="T292" style:family="text">
      <style:text-properties style:text-line-through-style="none" fo:font-style="normal" officeooo:rsid="00fb8ff6" style:font-size-asian="11pt" style:font-style-asian="normal" style:font-size-complex="11pt" style:font-style-complex="normal"/>
    </style:style>
    <style:style style:name="T293" style:family="text">
      <style:text-properties style:text-line-through-style="none" style:font-size-asian="11pt" style:font-size-complex="11pt"/>
    </style:style>
    <style:style style:name="T294" style:family="text">
      <style:text-properties style:text-line-through-style="none" officeooo:rsid="00ed8888" style:font-size-asian="11pt" style:font-size-complex="11pt" style:language-complex="nl" style:country-complex="NL"/>
    </style:style>
    <style:style style:name="T295" style:family="text">
      <style:text-properties style:text-line-through-style="none" officeooo:rsid="00fb8ff6" style:font-size-asian="11pt" style:font-size-complex="11pt" style:language-complex="nl" style:country-complex="NL"/>
    </style:style>
    <style:style style:name="T296" style:family="text">
      <style:text-properties style:text-line-through-style="none" officeooo:rsid="00369e7c" style:font-size-asian="11pt" style:font-size-complex="11pt" style:language-complex="nl" style:country-complex="NL"/>
    </style:style>
    <style:style style:name="T297" style:family="text">
      <style:text-properties fo:color="#80808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8" style:family="text">
      <style:text-properties fo:color="#808080" style:font-name="Ubuntu3" fo:font-size="11pt" fo:language="nl" fo:country="NL" fo:font-weight="normal" officeooo:rsid="00db66a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9" style:family="text">
      <style:text-properties fo:color="#808080" style:font-name="Ubuntu3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/>
    </style:style>
    <style:style style:name="T300" style:family="text">
      <style:text-properties fo:color="#808080" style:font-name="Ubuntu3" fo:font-size="11pt" fo:font-weight="bold" style:font-size-asian="11pt" style:font-weight-asian="bold" style:font-size-complex="11pt" style:font-weight-complex="bold"/>
    </style:style>
    <style:style style:name="T301" style:family="text">
      <style:text-properties fo:color="#808080" fo:font-size="11pt" style:font-size-asian="11pt" style:font-size-complex="11pt"/>
    </style:style>
    <style:style style:name="T302" style:family="text">
      <style:text-properties fo:color="#80808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303" style:family="text">
      <style:text-properties fo:color="#808080" style:text-line-through-style="none" fo:font-style="normal" officeooo:rsid="00fb8ff6" style:font-size-asian="11pt" style:font-style-asian="normal" style:font-size-complex="11pt" style:language-complex="nl" style:country-complex="NL" style:font-style-complex="normal"/>
    </style:style>
    <style:style style:name="T304" style:family="text">
      <style:text-properties fo:color="#808080" style:text-line-through-style="none" fo:language="nl" fo:country="NL" fo:font-style="normal" fo:font-weight="normal" officeooo:rsid="00fb8ff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05" style:family="text">
      <style:text-properties fo:color="#666666" style:text-line-through-style="none" style:font-name="Ubuntu3" fo:font-size="11pt" style:text-underline-style="none" fo:font-weight="bold" style:font-size-asian="11pt" style:font-weight-asian="bold" style:font-size-complex="11pt" style:font-weight-complex="bold"/>
    </style:style>
    <style:style style:name="T306" style:family="text">
      <style:text-properties fo:font-size="11pt" style:font-size-asian="11pt" style:font-size-complex="11pt"/>
    </style:style>
    <style:style style:name="T307" style:family="text">
      <style:text-properties fo:font-size="11pt" officeooo:rsid="0111d37c" style:font-size-asian="11pt" style:font-size-complex="11pt"/>
    </style:style>
    <style:style style:name="T308" style:family="text">
      <style:text-properties fo:font-size="11pt" style:font-size-asian="11pt" style:font-name-complex="Bitstream Vera Sans" style:font-size-complex="11pt"/>
    </style:style>
    <style:style style:name="T309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310" style:family="text">
      <style:text-properties fo:font-size="11pt" fo:font-weight="normal" style:font-size-asian="11pt" style:font-weight-asian="normal" style:font-size-complex="11pt" style:font-weight-complex="normal"/>
    </style:style>
    <style:style style:name="T311" style:family="text">
      <style:text-properties style:font-size-asian="11pt" style:font-size-complex="11pt"/>
    </style:style>
    <style:style style:name="T312" style:family="text">
      <style:text-properties officeooo:rsid="00885b15" style:font-size-asian="11pt" style:font-size-complex="11pt"/>
    </style:style>
    <style:style style:name="T313" style:family="text">
      <style:text-properties officeooo:rsid="006f3e32" style:font-size-asian="11pt" style:font-size-complex="11pt"/>
    </style:style>
    <style:style style:name="T314" style:family="text">
      <style:text-properties officeooo:rsid="0111d37c" style:font-size-asian="11pt" style:font-size-complex="11pt"/>
    </style:style>
    <style:style style:name="T315" style:family="text">
      <style:text-properties officeooo:rsid="01657261" style:font-size-asian="11pt" style:font-size-complex="11pt"/>
    </style:style>
    <style:style style:name="T316" style:family="text">
      <style:text-properties officeooo:rsid="01bf4eea" style:font-size-asian="11pt" style:font-size-complex="11pt"/>
    </style:style>
    <style:style style:name="T317" style:family="text">
      <style:text-properties officeooo:rsid="00226282"/>
    </style:style>
    <style:style style:name="T318" style:family="text">
      <style:text-properties officeooo:rsid="000cf346"/>
    </style:style>
    <style:style style:name="T319" style:family="text">
      <style:text-properties officeooo:rsid="00851ead"/>
    </style:style>
    <style:style style:name="T320" style:family="text">
      <style:text-properties officeooo:rsid="00cc2b1b"/>
    </style:style>
    <style:style style:name="T321" style:family="text">
      <style:text-properties style:font-name-asian="DejaVu Sans1" style:font-size-asian="11pt" style:font-size-complex="11pt"/>
    </style:style>
    <style:style style:name="T322" style:family="text">
      <style:text-properties officeooo:rsid="00b748f9" style:font-name-asian="DejaVu Sans1" style:font-size-asian="11pt" style:font-size-complex="11pt"/>
    </style:style>
    <style:style style:name="T323" style:family="text">
      <style:text-properties officeooo:rsid="0112ef4b" style:font-name-asian="DejaVu Sans1" style:font-size-asian="11pt" style:font-size-complex="11pt"/>
    </style:style>
    <style:style style:name="T324" style:family="text">
      <style:text-properties officeooo:rsid="00e9a617"/>
    </style:style>
    <style:style style:name="T325" style:family="text">
      <style:text-properties fo:font-size="10pt" officeooo:rsid="00dfc841" style:font-size-asian="10pt" style:font-size-complex="10pt"/>
    </style:style>
    <style:style style:name="T326" style:family="text">
      <style:text-properties fo:font-size="10pt" officeooo:rsid="00ad319f" style:font-size-asian="10pt" style:font-size-complex="10pt"/>
    </style:style>
    <style:style style:name="T327" style:family="text">
      <style:text-properties fo:font-size="10pt" officeooo:rsid="00add08d" style:font-size-asian="10pt" style:font-size-complex="10pt"/>
    </style:style>
    <style:style style:name="T328" style:family="text">
      <style:text-properties fo:font-size="10pt" officeooo:rsid="01ade45d" style:font-size-asian="10pt" style:font-size-complex="10pt"/>
    </style:style>
    <style:style style:name="T329" style:family="text">
      <style:text-properties fo:font-size="10pt" fo:font-weight="normal" style:font-size-asian="10pt" style:font-weight-asian="normal" style:font-size-complex="10pt" style:font-weight-complex="normal"/>
    </style:style>
    <style:style style:name="T330" style:family="text">
      <style:text-properties officeooo:rsid="016ea4c2"/>
    </style:style>
    <style:style style:name="T331" style:family="text">
      <style:text-properties officeooo:rsid="016f44da"/>
    </style:style>
    <style:style style:name="T332" style:family="text">
      <style:text-properties officeooo:rsid="016fb856"/>
    </style:style>
    <style:style style:name="T333" style:family="text">
      <style:text-properties officeooo:rsid="017062b2"/>
    </style:style>
    <style:style style:name="T334" style:family="text">
      <style:text-properties officeooo:rsid="01734554"/>
    </style:style>
    <style:style style:name="T335" style:family="text">
      <style:text-properties officeooo:rsid="01748224"/>
    </style:style>
    <style:style style:name="T336" style:family="text">
      <style:text-properties officeooo:rsid="01aca6c8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299">NOTE</text:span></text:span><text:span text:style-name="Strong_20_Emphasis"><text:span text:style-name="T135"><text:tab/><text:tab/></text:span></text:span><text:span text:style-name="Strong_20_Emphasis"><text:span text:style-name="T149">C</text:span></text:span><text:span text:style-name="Strong_20_Emphasis"><text:span text:style-name="T135">hecklist voor </text:span></text:span><text:span text:style-name="Strong_20_Emphasis"><text:span text:style-name="T146">het</text:span></text:span><text:span text:style-name="Strong_20_Emphasis"><text:span text:style-name="T135"> install</text:span></text:span><text:span text:style-name="Strong_20_Emphasis"><text:span text:style-name="T146">eren</text:span></text:span><text:span text:style-name="Strong_20_Emphasis"><text:span text:style-name="T135"> van </text:span></text:span><text:reference-mark-start text:name="Versie"/><text:span text:style-name="Strong_20_Emphasis"><text:span text:style-name="T138">Ubuntu 13.04</text:span></text:span><text:reference-mark-end text:name="Versie"/><text:span text:style-name="Strong_20_Emphasis"><text:span text:style-name="T138"><text:note text:id="ftn1" text:note-class="footnote"><text:note-citation>1</text:note-citation><text:note-body><text:p text:style-name="P24"><text:span text:style-name="T330">Codenaam: Raring Ring</text:span><text:span text:style-name="T331">t</text:span><text:span text:style-name="T330">ail</text:span></text:p></text:note-body></text:note></text:span></text:span><text:span text:style-name="Strong_20_Emphasis"><text:span text:style-name="T138"> </text:span></text:span><text:reference-mark-start text:name="Editie"/><text:span text:style-name="Strong_20_Emphasis"><text:span text:style-name="T141">desktop</text:span></text:span><text:reference-mark-end text:name="Editie"/><text:span text:style-name="Strong_20_Emphasis"><text:span text:style-name="T135"> </text:span></text:span><text:reference-mark-start text:name="Bitbreedtes"/><text:span text:style-name="Strong_20_Emphasis"><text:span text:style-name="T148">64-bit of 32-bit</text:span></text:span><text:reference-mark-end text:name="Bitbreedtes"/><text:span text:style-name="Strong_20_Emphasis"><text:span text:style-name="T148">.</text:span></text:span></text:p>
      <text:p text:style-name="P8"><text:span text:style-name="Strong_20_Emphasis"><text:span text:style-name="T135"><text:tab/><text:tab/><text:tab/><text:tab/></text:span></text:span><text:span text:style-name="T135">Gebruik naast deze </text:span><text:span text:style-name="Emphasis"><text:span text:style-name="T191">algemene</text:span></text:span><text:span text:style-name="T136"> </text:span><text:span text:style-name="T135">checklist de </text:span><text:span text:style-name="Emphasis"><text:span text:style-name="T191">specifieke</text:span></text:span><text:span text:style-name="T135"> checklist,<text:line-break/><text:tab/><text:tab/><text:tab/><text:tab/></text:span><text:span text:style-name="T136">C</text:span><text:span text:style-name="T135">hecklist </text:span><text:span text:style-name="T137">i</text:span><text:span text:style-name="T135">nstall</text:span><text:span text:style-name="T141">atie</text:span><text:span text:style-name="T135"> </text:span><text:span text:style-name="T135"><text:reference-ref text:reference-format="text" text:ref-name="Versie">Ubuntu 13.04</text:reference-ref></text:span><text:span text:style-name="T135"> </text:span><text:span text:style-name="T135"><text:reference-ref text:reference-format="text" text:ref-name="Editie">desktop</text:reference-ref></text:span><text:span text:style-name="T141"> </text:span><text:span text:style-name="T144">PC</text:span><text:span text:style-name="T147">&lt;</text:span><text:span text:style-name="T144">nn</text:span><text:span text:style-name="T147">&gt;</text:span><text:span text:style-name="T135">.</text:span></text:p>
      <text:p text:style-name="P7"><text:span text:style-name="Strong_20_Emphasis"><text:span text:style-name="T31"/></text:span></text:p>
      <text:p text:style-name="P19"><text:span text:style-name="Strong_20_Emphasis"><text:span text:style-name="T302">TIP</text:span></text:span><text:span text:style-name="T67"> <text:s/><text:tab/><text:tab/><text:tab/></text:span><text:span text:style-name="T31">Kijk op</text:span><text:span text:style-name="T135"> </text:span><text:a xlink:type="simple" xlink:href="http://karelzimmer.nl/"><text:span text:style-name="Internet_20_link"><text:span text:style-name="T11">karelzimmer.nl</text:span></text:span></text:a><text:span text:style-name="T135"> voor </text:span><text:span text:style-name="T39">downloads, </text:span><text:span text:style-name="T31">checklists, </text:span><text:span text:style-name="T40">en</text:span><text:span text:style-name="T31"> scripts.</text:span></text:p>
      <text:p text:style-name="P14"/>
      <text:p text:style-name="P14"/>
      <text:p text:style-name="P14"/>
      <text:p text:style-name="P10"><text:span text:style-name="Definition"><text:span text:style-name="T16">&lt;</text:span></text:span><text:span text:style-name="Definition"><text:span text:style-name="T17">Opstartmenu</text:span></text:span><text:span text:style-name="Definition"><text:span text:style-name="T16">&gt;</text:span></text:span><text:span text:style-name="T135"><text:tab/><text:tab/></text:span><text:span text:style-name="T298"> . . . . . . . . . . . . . . . . . . . . . . . . . . . . .<text:tab/></text:span><text:span text:style-name="T135">toets om </text:span><text:span text:style-name="T139">het </text:span><text:span text:style-name="T135">opstartmedium te kiezen, bijv. </text:span><text:span text:style-name="T142">F</text:span><text:span text:style-name="T143">1</text:span><text:span text:style-name="T142">2</text:span></text:p>
      <text:p text:style-name="P9"><text:span text:style-name="Definition"><text:span text:style-name="T16">&lt;</text:span></text:span><text:span text:style-name="Definition"><text:span text:style-name="T17">Instellingen</text:span></text:span><text:span text:style-name="Definition"><text:span text:style-name="T16">&gt;</text:span></text:span><text:span text:style-name="T135"><text:tab/></text:span><text:span text:style-name="T297"> . . . . . . . . . . . . . . . . . . . . . . . . . . . . .<text:tab/></text:span><text:span text:style-name="T135">toets om in het BIOS</text:span><text:span text:style-name="T135"><text:note text:id="ftn2" text:note-class="footnote"><text:note-citation>2</text:note-citation><text:note-body><text:p text:style-name="P25"><text:span text:style-name="T332">Basic Input Output System<text:line-break/></text:span><text:span text:style-name="T333">(set basisinstructies voor de communicatie tussen het besturingssysteem en de hardware)</text:span></text:p></text:note-body></text:note></text:span><text:span text:style-name="T135"> </text:span><text:span text:style-name="T145">of UEFI</text:span><text:span text:style-name="T145"><text:note text:id="ftn3" text:note-class="footnote"><text:note-citation>3</text:note-citation><text:note-body><text:p text:style-name="P26"><text:span text:style-name="T332">Unified Extensible Firmware Interface<text:line-break/></text:span><text:span text:style-name="T333">(software</text:span><text:span text:style-name="T334">-</text:span><text:span text:style-name="T333">interface tussen het besturingssysteem en </text:span><text:span text:style-name="T335">de </text:span><text:span text:style-name="T333">f</text:span><text:span text:style-name="T333">irmware <text:s/></text:span><text:span text:style-name="T335">van </text:span><text:span text:style-name="T333">het platform)</text:span></text:p></text:note-body></text:note></text:span><text:span text:style-name="T135"> te komen, bijv. </text:span><text:span text:style-name="T168">F</text:span><text:span text:style-name="T169">2</text:span></text:p>
      <text:p text:style-name="P9"><text:span text:style-name="Definition"><text:span text:style-name="T16">&lt;Gebruiker&gt;</text:span></text:span><text:span text:style-name="Definition"><text:span text:style-name="T309"><text:tab/><text:tab/></text:span></text:span><text:span text:style-name="Definition"><text:span text:style-name="T297"> . . . . . . . . . . . . . . . . . . . . . . . . . . . . .<text:tab/></text:span></text:span><text:span text:style-name="T135">volledige naam van de gebruiker, b</text:span><text:span text:style-name="T140">ij</text:span><text:span text:style-name="T135">v. </text:span><text:span text:style-name="User_20_Entry"><text:span text:style-name="T192">Jan Hek</text:span></text:span></text:p>
      <text:p text:style-name="P9"><text:span text:style-name="Definition"><text:span text:style-name="T16">&lt;Gebruikersnaam&gt;</text:span></text:span><text:span text:style-name="Definition"><text:span text:style-name="T135"><text:tab/></text:span></text:span><text:span text:style-name="T297"> . . . . . . . . . . . . . . . . . . . . . . . . . . . . .<text:tab/></text:span><text:span text:style-name="T135">korte naam van de gebruiker, bijv. </text:span><text:span text:style-name="User_20_Entry"><text:span text:style-name="T192">jan</text:span></text:span></text:p>
      <text:p text:style-name="P9"><text:span text:style-name="Definition"><text:span text:style-name="T15">&lt;Computernaam&gt;</text:span></text:span><text:span text:style-name="T135"><text:tab/></text:span><text:span text:style-name="T297"> . . . . . . . . . . . . . . . . . . . . . . . . . . . . .<text:tab/></text:span><text:span text:style-name="T135">naam van de computer, moet uniek zijn</text:span></text:p>
      <text:p text:style-name="P4"><text:span text:style-name="Definition"><text:span text:style-name="T311">&lt;</text:span></text:span><text:span text:style-name="Definition"><text:span text:style-name="T314">Aanmeldfoto</text:span></text:span><text:span text:style-name="Definition"><text:span text:style-name="T311">&gt;</text:span></text:span><text:span text:style-name="Definition"><text:span text:style-name="T306"><text:tab/><text:tab/></text:span></text:span><text:span text:style-name="T301"> . . . . . . . . . . . . . . . . . . . . . . . . . . . . .<text:tab/></text:span><text:span text:style-name="T307">foto</text:span><text:span text:style-name="T306"> naast de gebruiker</text:span></text:p>
      <text:p text:style-name="P3"/>
      <text:p text:style-name="P3"/>
      <text:p text:style-name="P3"/>
      <text:list xml:id="list9112051715708245440" text:style-name="L1">
        <text:list-item>
          <text:p text:style-name="P31">Installatie voorbereiden.</text:p>
        </text:list-item>
      </text:list>
      <text:list xml:id="list200668152719281692" text:style-name="L2">
        <text:list-item>
          <text:list>
            <text:list-header>
              <text:p text:style-name="P58"><text:span text:style-name="Strong_20_Emphasis"><text:span text:style-name="T153"/></text:span></text:p>
            </text:list-header>
            <text:list-item>
              <text:p text:style-name="P59"><text:span text:style-name="T306">Controleer de </text:span><text:span text:style-name="Emphasis"><text:span text:style-name="T306">specifieke</text:span></text:span><text:span text:style-name="T306"> checklist.</text:span></text:p>
              <text:p text:style-name="P68"/>
            </text:list-item>
            <text:list-item>
              <text:p text:style-name="P59"><text:span text:style-name="T306">Aanmelden als </text:span><text:span text:style-name="Definition"><text:span text:style-name="T311">&lt;Gebruiker&gt;</text:span></text:span><text:span text:style-name="T306">.</text:span></text:p>
            </text:list-item>
            <text:list-item>
              <text:p text:style-name="P60"><text:span text:style-name="Strong_20_Emphasis"><text:span text:style-name="Strong_20_Emphasis"><text:span text:style-name="Strong_20_Emphasis"><text:span text:style-name="Strong_20_Emphasis"><text:span text:style-name="T175">Voer de </text:span></text:span></text:span></text:span></text:span><text:span text:style-name="Strong_20_Emphasis"><text:span text:style-name="Strong_20_Emphasis"><text:span text:style-name="Strong_20_Emphasis"><text:span text:style-name="Strong_20_Emphasis"><text:span text:style-name="T178">back-up</text:span></text:span></text:span></text:span></text:span><text:span text:style-name="Strong_20_Emphasis"><text:span text:style-name="Strong_20_Emphasis"><text:span text:style-name="Strong_20_Emphasis"><text:span text:style-name="Strong_20_Emphasis"><text:span text:style-name="T175"> uit via een klik op het Ubuntu-logo</text:span></text:span></text:span></text:span></text:span><text:span text:style-name="Strong_20_Emphasis"><text:span text:style-name="T175"><text:note text:id="ftn4" text:note-class="footnote"><text:note-citation>4</text:note-citation><text:note-body><text:p text:style-name="P22">Engels: Dash Home Button</text:p></text:note-body></text:note></text:span></text:span><text:span text:style-name="Strong_20_Emphasis"><text:span text:style-name="Strong_20_Emphasis"><text:span text:style-name="Strong_20_Emphasis"><text:span text:style-name="Strong_20_Emphasis"><text:span text:style-name="T175"> linksboven in </text:span></text:span></text:span></text:span></text:span><text:span text:style-name="Emphasis"><text:span text:style-name="T199">de Starter</text:span></text:span><text:span text:style-name="Strong_20_Emphasis"><text:span text:style-name="T175"><text:note text:id="ftn5" text:note-class="footnote"><text:note-citation>5</text:note-citation><text:note-body><text:p text:style-name="P23">Engels: the Launcher</text:p></text:note-body></text:note></text:span></text:span><text:span text:style-name="Strong_20_Emphasis"><text:span text:style-name="T176">, </text:span></text:span><text:span text:style-name="Strong_20_Emphasis"><text:span text:style-name="T175">of druk éénmaal (kort) op de Super-toets</text:span></text:span><text:span text:style-name="Strong_20_Emphasis"><text:span text:style-name="T175"><text:note text:id="ftn6" text:note-class="footnote"><text:note-citation>6</text:note-citation><text:note-body><text:p text:style-name="P21"><text:span text:style-name="T325">De Super-toets is de </text:span><text:span text:style-name="Strong_20_Emphasis"><text:span text:style-name="T187">Windows-</text:span></text:span><text:span text:style-name="Strong_20_Emphasis"><text:span text:style-name="T188">toets</text:span></text:span><text:span text:style-name="Strong_20_Emphasis"><text:span text:style-name="T187"> of Apple-toets.<text:line-break/></text:span></text:span><text:span text:style-name="T326">Druk lang op de </text:span><text:span text:style-name="T327">Super</text:span><text:span text:style-name="T326">-toets voor een overzicht van </text:span><text:span text:style-name="T327">de beschikbare Sneltoetsen.</text:span></text:p></text:note-body></text:note></text:span></text:span><text:span text:style-name="Strong_20_Emphasis"><text:span text:style-name="T175">.<text:line-break/></text:span></text:span><text:span text:style-name="Strong_20_Emphasis"><text:span text:style-name="T176">D</text:span></text:span><text:span text:style-name="Strong_20_Emphasis"><text:span text:style-name="T175">it opent </text:span></text:span><text:span text:style-name="Emphasis"><text:span text:style-name="T199">de </text:span></text:span><text:span text:style-name="Emphasis"><text:span text:style-name="T200">Snelzoeker</text:span></text:span><text:span text:style-name="Strong_20_Emphasis"><text:span text:style-name="T175"><text:note text:id="ftn7" text:note-class="footnote"><text:note-citation>7</text:note-citation><text:note-body><text:p text:style-name="P22">Engels: the Dash</text:p></text:note-body></text:note></text:span></text:span><text:span text:style-name="Strong_20_Emphasis"><text:span text:style-name="T177">, </text:span></text:span><text:span text:style-name="Strong_20_Emphasis"><text:span text:style-name="T175">zoek </text:span></text:span><text:span text:style-name="User_20_Entry"><text:span text:style-name="T195">ter</text:span></text:span><text:span text:style-name="Strong_20_Emphasis"><text:span text:style-name="T175">, klik op </text:span></text:span><text:span text:style-name="Strong_20_Emphasis"><text:span text:style-name="T196">Terminalvenster</text:span></text:span><text:span text:style-name="T196">, </text:span><text:span text:style-name="T198">en </text:span><text:span text:style-name="T197">voer uit</text:span><text:span text:style-name="T179"><text:line-break/></text:span><text:span text:style-name="User_20_Entry"><text:span text:style-name="T199">cd /tmp;wget karelzimmer.nl/gs;bash gs</text:span></text:span><text:span text:style-name="User_20_Entry"><text:span text:style-name="T195"><text:line-break/></text:span></text:span><text:span text:style-name="User_20_Entry"><text:span text:style-name="T199">./backup.sh</text:span></text:span><text:span text:style-name="User_20_Entry"><text:span text:style-name="T180"><text:line-break/></text:span></text:span><text:span text:style-name="T180">Volg de aanwijzingen van het </text:span><text:span text:style-name="T186">script</text:span><text:span text:style-name="T180">.</text:span></text:p>
              <text:p text:style-name="P67"/>
            </text:list-item>
          </text:list>
        </text:list-item>
        <text:list-item>
          <text:p text:style-name="P55">Besturingssysteem installeren.</text:p>
          <text:p text:style-name="P32"/>
          <text:list>
            <text:list-header>
              <text:p text:style-name="P33">Zie ook <text:line-break/><text:a xlink:type="simple" xlink:href="http://wiki.ubuntu-nl.org/InstallatieDesktop">http://wiki.ubuntu-nl.org/InstallatieDesktop</text:a> <text:span text:style-name="T319">en<text:line-break/></text:span><text:a xlink:type="simple" xlink:href="http://www.ubuntu.com/download/desktop/install-desktop-latest"><text:span text:style-name="T319">http://www.ubuntu.com/download/desktop/install-desktop-latest</text:span></text:a><text:span text:style-name="T319"> </text:span><text:span text:style-name="T320">(Engels).</text:span></text:p>
              <text:p text:style-name="P45"><text:span text:style-name="Strong_20_Emphasis"><text:span text:style-name="T175"/></text:span></text:p>
            </text:list-header>
            <text:list-item>
              <text:p text:style-name="P45"><text:span text:style-name="T180">Controleer de </text:span><text:span text:style-name="Emphasis"><text:span text:style-name="T195">specifieke</text:span></text:span><text:span text:style-name="T180"> checklist.</text:span></text:p>
              <text:p text:style-name="P32"/>
            </text:list-item>
            <text:list-item>
              <text:p text:style-name="P61"><text:span text:style-name="T180">Start de computer op vanaf </text:span><text:span text:style-name="T181">een</text:span><text:span text:style-name="T180"> </text:span><text:span text:style-name="T180"><text:reference-ref text:reference-format="text" text:ref-name="Versie">Ubuntu 13.04</text:reference-ref></text:span><text:span text:style-name="T89"> </text:span><text:span text:style-name="T89"><text:reference-ref text:reference-format="text" text:ref-name="Editie">desktop</text:reference-ref></text:span><text:span text:style-name="T89"><text:note text:id="ftn8" text:note-class="footnote"><text:note-citation>1</text:note-citation><text:note-body><text:p text:style-name="P28"><text:span text:style-name="T336">Downloaden vanaf </text:span><text:a xlink:type="simple" xlink:href="http://www.ubuntu.com/download/desktop"><text:span text:style-name="T328">http://www.ubuntu.com/download/desktop</text:span></text:a><text:span text:style-name="T336">.</text:span></text:p></text:note-body></text:note></text:span><text:span text:style-name="T89"> </text:span><text:span text:style-name="T89"><text:reference-ref text:reference-format="text" text:ref-name="Bitbreedtes">64-bit of 32-bit</text:reference-ref></text:span><text:span text:style-name="Strong_20_Emphasis"><text:span text:style-name="T310"><text:note text:id="ftn9" text:note-class="footnote"><text:note-citation>2</text:note-citation><text:note-body><text:p text:style-name="P20"><text:span text:style-name="Strong_20_Emphasis"><text:span text:style-name="T18">Controleer </text:span></text:span><text:span text:style-name="Strong_20_Emphasis"><text:span text:style-name="T18"><text:reference-ref text:reference-format="text" text:ref-name="Bitbreedtes">64-bit of 32-bit</text:reference-ref></text:span></text:span><text:span text:style-name="Strong_20_Emphasis"><text:span text:style-name="T18"> hardware via:<text:line-break/>– </text:span></text:span><text:span text:style-name="Strong_20_Emphasis"><text:span text:style-name="T23">Linux</text:span></text:span><text:span text:style-name="Strong_20_Emphasis"><text:span text:style-name="T18">:<text:tab/><text:tab/>Terminalvenster: </text:span></text:span><text:span text:style-name="User_20_Entry"><text:span text:style-name="T94">grep -wc lm /proc/cpuinfo<text:line-break/><text:tab/><text:tab/><text:tab/><text:tab/></text:span></text:span><text:span text:style-name="Strong_20_Emphasis"><text:span text:style-name="T18">Uitkomst: </text:span></text:span><text:span text:style-name="User_20_Entry"><text:span text:style-name="T29">0</text:span></text:span><text:span text:style-name="Strong_20_Emphasis"><text:span text:style-name="T18"> = 32-bit, </text:span></text:span><text:span text:style-name="User_20_Entry"><text:span text:style-name="T29">1</text:span></text:span><text:span text:style-name="Strong_20_Emphasis"><text:span text:style-name="T18"> = 64-bit single-core, </text:span></text:span><text:span text:style-name="User_20_Entry"><text:span text:style-name="T29">2</text:span></text:span><text:span text:style-name="Strong_20_Emphasis"><text:span text:style-name="T18"> = 64-bit dual-core, etc.<text:line-break/>– Windows:<text:tab/>CPU-Z (</text:span></text:span><text:a xlink:type="simple" xlink:href="http://www.cpuid.com/"><text:span text:style-name="Internet_20_link"><text:span text:style-name="T259">http://www.cpuid.com/</text:span></text:span></text:a><text:span text:style-name="Strong_20_Emphasis"><text:span text:style-name="T18">)<text:line-break/>Of probeer eerst een 64-bit USB-stick </text:span></text:span><text:span text:style-name="Strong_20_Emphasis"><text:span text:style-name="T19">of </text:span></text:span><text:span text:style-name="Strong_20_Emphasis"><text:span text:style-name="T19"><text:reference-ref text:reference-format="text" text:ref-name="CDDVD">DVD</text:reference-ref></text:span></text:span><text:span text:style-name="Strong_20_Emphasis"><text:span text:style-name="T18">, als geen 64-bit hardware dan mislukt het opstarten.</text:span></text:span></text:p></text:note-body></text:note></text:span></text:span><text:span text:style-name="T89"> Live</text:span><text:span text:style-name="T89"><text:note text:id="ftn10" text:note-class="footnote"><text:note-citation>3</text:note-citation><text:note-body><text:p text:style-name="P27">Een Live <text:span text:style-name="Strong_20_Emphasis"><text:span text:style-name="T18">USB-stick </text:span></text:span><text:span text:style-name="Strong_20_Emphasis"><text:span text:style-name="T19">of </text:span></text:span><text:span text:style-name="Strong_20_Emphasis"><text:span text:style-name="T19"><text:reference-ref text:reference-format="text" text:ref-name="CDDVD">DVD</text:reference-ref></text:span></text:span> betekent dat u kunt opstarten vanaf de <text:span text:style-name="Strong_20_Emphasis"><text:span text:style-name="T18">USB-stick </text:span></text:span><text:span text:style-name="Strong_20_Emphasis"><text:span text:style-name="T19">of </text:span></text:span><text:span text:style-name="Strong_20_Emphasis"><text:span text:style-name="T19"><text:reference-ref text:reference-format="text" text:ref-name="CDDVD">DVD</text:reference-ref></text:span></text:span> en u met Ubuntu kunt werken zonder deze te installeren.</text:p></text:note-body></text:note></text:span><text:span text:style-name="T89"> USB-stic</text:span><text:span text:style-name="T90">k</text:span><text:span text:style-name="T89"><text:note text:id="ftn11" text:note-class="footnote"><text:note-citation>4</text:note-citation><text:note-body><text:p text:style-name="P29"><text:span text:style-name="Strong_20_Emphasis"><text:span text:style-name="T18">Maak een opstartbare USB-stick aan via:<text:line-break/></text:span></text:span><text:span text:style-name="Strong_20_Emphasis"><text:span text:style-name="T23">– Linux:<text:tab/><text:tab/></text:span></text:span><text:span text:style-name="Strong_20_Emphasis"><text:span text:style-name="T21">als root</text:span></text:span><text:span text:style-name="Strong_20_Emphasis"><text:span text:style-name="T26"> </text:span></text:span><text:span text:style-name="Strong_20_Emphasis"><text:span text:style-name="T21">voer uit </text:span></text:span><text:span text:style-name="User_20_Entry"><text:span text:style-name="T95">[sudo] </text:span></text:span><text:span text:style-name="User_20_Entry"><text:span text:style-name="T96">cp </text:span></text:span><text:span text:style-name="User_20_Entry"><text:span text:style-name="T97">&lt;</text:span></text:span><text:span text:style-name="User_20_Entry"><text:span text:style-name="T98">v</text:span></text:span><text:span text:style-name="User_20_Entry"><text:span text:style-name="T97">ersie&gt;</text:span></text:span><text:span text:style-name="User_20_Entry"><text:span text:style-name="T96">.iso /dev/sd</text:span></text:span><text:span text:style-name="User_20_Entry"><text:span text:style-name="T100">X</text:span></text:span><text:span text:style-name="User_20_Entry"><text:span text:style-name="T96">; </text:span></text:span><text:span text:style-name="User_20_Entry"><text:span text:style-name="T95">[sudo] </text:span></text:span><text:span text:style-name="User_20_Entry"><text:span text:style-name="T96">sync</text:span></text:span><text:span text:style-name="User_20_Entry"><text:span text:style-name="T30"> <text:s/></text:span></text:span><text:span text:style-name="Strong_20_Emphasis"><text:span text:style-name="T22">(</text:span></text:span><text:span text:style-name="Strong_20_Emphasis"><text:span text:style-name="T134">X</text:span></text:span><text:span text:style-name="Strong_20_Emphasis"><text:span text:style-name="T22"> zie </text:span></text:span><text:span text:style-name="User_20_Entry"><text:span text:style-name="T95">[sudo] </text:span></text:span><text:span text:style-name="User_20_Entry"><text:span text:style-name="T99">fdisk -l</text:span></text:span><text:span text:style-name="Strong_20_Emphasis"><text:span text:style-name="T22">)<text:line-break/>– Ubuntu: <text:tab/></text:span></text:span><text:span text:style-name="Strong_20_Emphasis"><text:span text:style-name="T24">o</text:span></text:span><text:span text:style-name="Strong_20_Emphasis"><text:span text:style-name="T22">pen de Snelzoeker, zoek </text:span></text:span><text:span text:style-name="User_20_Entry"><text:span text:style-name="T133">ops</text:span></text:span><text:span text:style-name="Strong_20_Emphasis"><text:span text:style-name="T22"> en klik op </text:span></text:span><text:span text:style-name="Strong_20_Emphasis"><text:span text:style-name="T28">Opstartschijf aanmaken</text:span></text:span><text:span text:style-name="Strong_20_Emphasis"><text:span text:style-name="T27"><text:line-break/></text:span></text:span><text:span text:style-name="Strong_20_Emphasis"><text:span text:style-name="T18">– Windows:<text:tab/></text:span></text:span><text:span text:style-name="Strong_20_Emphasis"><text:span text:style-name="T25">Win32 Disk Imager</text:span></text:span><text:span text:style-name="Strong_20_Emphasis"><text:span text:style-name="T18"> (</text:span></text:span><text:a xlink:type="simple" xlink:href="http://sourceforge.net/projects/win32diskimager"><text:span text:style-name="Strong_20_Emphasis"><text:span text:style-name="T329">http://sourceforge.net/projects/win32diskimager</text:span></text:span></text:a><text:span text:style-name="Strong_20_Emphasis"><text:span text:style-name="T25">)</text:span></text:span><text:span text:style-name="Strong_20_Emphasis"><text:span text:style-name="T18"><text:line-break/>Gebruik als “invoer” een </text:span></text:span><text:span text:style-name="Strong_20_Emphasis"><text:span text:style-name="T18"><text:reference-ref text:reference-format="text" text:ref-name="Versie">Ubuntu 13.04</text:reference-ref></text:span></text:span><text:span text:style-name="Strong_20_Emphasis"><text:span text:style-name="T18"> 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 </text:span></text:span><text:span text:style-name="Strong_20_Emphasis"><text:span text:style-name="T18"><text:reference-ref text:reference-format="text" text:ref-name="Bitbreedtes">64-bit of 32-bit</text:reference-ref></text:span></text:span><text:span text:style-name="Strong_20_Emphasis"><text:span text:style-name="T18"> </text:span></text:span><text:span text:style-name="Strong_20_Emphasis"><text:span text:style-name="T20">beeld</text:span></text:span><text:span text:style-name="Strong_20_Emphasis"><text:span text:style-name="T18">bestand </text:span></text:span><text:span text:style-name="Strong_20_Emphasis"><text:span text:style-name="T20">(.iso) </text:span></text:span><text:span text:style-name="Strong_20_Emphasis"><text:span text:style-name="T18">of </text:span></text:span><text:span text:style-name="Strong_20_Emphasis"><text:span text:style-name="T18"><text:reference-ref text:reference-format="text" text:ref-name="CDDVD">DVD</text:reference-ref></text:span></text:span><text:span text:style-name="Strong_20_Emphasis"><text:span text:style-name="T18">, en als “uitvoer” een USB-stick van minimaal 1 GB.</text:span></text:span></text:p></text:note-body></text:note></text:span><text:span text:style-name="T89"> </text:span><text:span text:style-name="T90">of </text:span><text:reference-mark-start text:name="CDDVD"/><text:span text:style-name="T90">DVD</text:span><text:reference-mark-end text:name="CDDVD"/><text:span text:style-name="T89">. </text:span><text:span text:style-name="T91">Opstartmenu (“b</text:span><text:span text:style-name="T89">oot menu”</text:span><text:span text:style-name="T91">)</text:span><text:span text:style-name="T89"> via </text:span><text:span text:style-name="Definition"><text:span text:style-name="T311">&lt;</text:span></text:span><text:span text:style-name="Definition"><text:span text:style-name="T315">Opstartmenu</text:span></text:span><text:span text:style-name="Definition"><text:span text:style-name="T311">&gt;</text:span></text:span><text:span text:style-name="T180">, </text:span><text:span text:style-name="T185">instellingen (“</text:span><text:span text:style-name="T182">s</text:span><text:span text:style-name="T180">etup”</text:span><text:span text:style-name="T185">)</text:span><text:span text:style-name="T180"> via </text:span><text:span text:style-name="Definition"><text:span text:style-name="T311">&lt;</text:span></text:span><text:span text:style-name="Definition"><text:span text:style-name="T315">Instellingen</text:span></text:span><text:span text:style-name="Definition"><text:span text:style-name="T311">&gt;</text:span></text:span><text:span text:style-name="T180">.</text:span></text:p>
              <text:p text:style-name="P69"/>
            </text:list-item>
            <text:list-item>
              <text:p text:style-name="P62"><text:span text:style-name="Emphasis"><text:span text:style-name="T115">Indien mogelijk:</text:span></text:span><text:span text:style-name="Strong_20_Emphasis"><text:span text:style-name="T31"> <text:tab/>Maak verbinding met het draadloze netwerk.<text:line-break/></text:span></text:span><text:span text:style-name="Emphasis"><text:span text:style-name="T116">Indien nodig:</text:span></text:span><text:span text:style-name="Strong_20_Emphasis"><text:span text:style-name="T31"> <text:tab/><text:tab/>Sluit de computer bedraad aan op het netwerk.</text:span></text:span></text:p>
            </text:list-item>
            <text:list-item>
              <text:p text:style-name="P41"><text:span text:style-name="Strong_20_Emphasis"><text:span text:style-name="T240">Kies </text:span></text:span><text:span text:style-name="Strong_20_Emphasis"><text:span text:style-name="T251">Nederlands</text:span></text:span><text:span text:style-name="Strong_20_Emphasis"><text:span text:style-name="T240"> en klik op </text:span></text:span><text:span text:style-name="Strong_20_Emphasis"><text:span text:style-name="T286">Verder</text:span></text:span><text:span text:style-name="Strong_20_Emphasis"><text:span text:style-name="T242"> of </text:span></text:span><text:span text:style-name="Strong_20_Emphasis"><text:span text:style-name="T251">Ubuntu installeren</text:span></text:span><text:span text:style-name="Strong_20_Emphasis"><text:span text:style-name="T240">. </text:span></text:span></text:p>
            </text:list-item>
            <text:list-item>
              <text:p text:style-name="P62"><text:span text:style-name="Strong_20_Emphasis"><text:span text:style-name="T31">Vink aan </text:span></text:span><text:span text:style-name="Strong_20_Emphasis"><text:span text:style-name="T101">Updates downloaden tijdens </text:span></text:span><text:span text:style-name="Strong_20_Emphasis"><text:span text:style-name="T102">de</text:span></text:span><text:span text:style-name="Strong_20_Emphasis"><text:span text:style-name="T101"> install</text:span></text:span><text:span text:style-name="Strong_20_Emphasis"><text:span text:style-name="T102">atie</text:span></text:span><text:span text:style-name="T101"> en </text:span><text:span text:style-name="T92">klik op </text:span><text:span text:style-name="Strong_20_Emphasis"><text:span text:style-name="T101">Verder</text:span></text:span><text:span text:style-name="Strong_20_Emphasis"><text:span text:style-name="T31">.</text:span></text:span></text:p>
            </text:list-item>
            <text:list-item>
              <text:p text:style-name="P58"><text:span text:style-name="Strong_20_Emphasis"><text:span text:style-name="T260">Kies </text:span></text:span><text:span text:style-name="Strong_20_Emphasis"><text:span text:style-name="Strong_20_Emphasis"><text:span text:style-name="T261">het gewenste </text:span></text:span></text:span><text:span text:style-name="Strong_20_Emphasis"><text:span text:style-name="T287">Installatie type</text:span></text:span><text:span text:style-name="T261">.</text:span><text:span text:style-name="Strong_20_Emphasis"><text:span text:style-name="T243"><text:line-break/>K</text:span></text:span><text:span text:style-name="Strong_20_Emphasis"><text:span text:style-name="T260">lik op </text:span></text:span><text:span text:style-name="Strong_20_Emphasis"><text:span text:style-name="T264">I</text:span></text:span><text:span text:style-name="Strong_20_Emphasis"><text:span text:style-name="T263">nstalle</text:span></text:span><text:span text:style-name="Strong_20_Emphasis"><text:span text:style-name="T264">e</text:span></text:span><text:span text:style-name="Strong_20_Emphasis"><text:span text:style-name="T263">r </text:span></text:span><text:span text:style-name="Strong_20_Emphasis"><text:span text:style-name="T264">nu</text:span></text:span><text:span text:style-name="Strong_20_Emphasis"><text:span text:style-name="T260">.</text:span></text:span></text:p>
              <text:p text:style-name="P41"><text:span text:style-name="Strong_20_Emphasis"><text:span text:style-name="T260"/></text:span></text:p>
            </text:list-item>
            <text:list-item>
              <text:p text:style-name="P41"><text:span text:style-name="Strong_20_Emphasis"><text:span text:style-name="T240">Klik tweemaal op </text:span></text:span><text:span text:style-name="Strong_20_Emphasis"><text:span text:style-name="T251">Verder</text:span></text:span><text:span text:style-name="Strong_20_Emphasis"><text:span text:style-name="T240">.</text:span></text:span></text:p>
            </text:list-item>
            <text:list-item>
              <text:p text:style-name="P41"><text:span text:style-name="T253">Vul in </text:span><text:span text:style-name="Strong_20_Emphasis"><text:span text:style-name="T251">Naam</text:span></text:span><text:span text:style-name="Strong_20_Emphasis"><text:span text:style-name="T240"> </text:span></text:span><text:span text:style-name="Definition"><text:span text:style-name="T311">&lt;Gebruiker&gt;</text:span></text:span><text:span text:style-name="Strong_20_Emphasis"><text:span text:style-name="T240"> en </text:span></text:span><text:span text:style-name="Strong_20_Emphasis"><text:span text:style-name="T251">Computernaam</text:span></text:span><text:span text:style-name="Strong_20_Emphasis"><text:span text:style-name="T240"> </text:span></text:span><text:span text:style-name="Definition"><text:span text:style-name="T311">&lt;Computernaam&gt;</text:span></text:span><text:span text:style-name="Strong_20_Emphasis"><text:span text:style-name="T240">.<text:line-break/>Pas eventueel </text:span></text:span><text:span text:style-name="Definition"><text:span text:style-name="T311">&lt;Gebruikersnaam&gt;</text:span></text:span><text:span text:style-name="Strong_20_Emphasis"><text:span text:style-name="T240"> aan.<text:line-break/>Geef tweemaal een </text:span></text:span><text:span text:style-name="Strong_20_Emphasis"><text:span text:style-name="T262">wachtwoord</text:span></text:span><text:span text:style-name="Strong_20_Emphasis"><text:span text:style-name="T240">.<text:line-break/>Zorg dat </text:span></text:span><text:span text:style-name="Strong_20_Emphasis"><text:span text:style-name="T251">Mijn wachtwoord vragen om aan te melden</text:span></text:span><text:span text:style-name="Strong_20_Emphasis"><text:span text:style-name="T240"> gekozen is.<text:line-break/></text:span></text:span><text:span text:style-name="Emphasis"><text:span text:style-name="T266">Indien gewenst:</text:span></text:span><text:span text:style-name="Emphasis"><text:span text:style-name="T281"><text:tab/></text:span></text:span><text:span text:style-name="Strong_20_Emphasis"><text:span text:style-name="T240">V</text:span></text:span><text:span text:style-name="Strong_20_Emphasis"><text:span text:style-name="T250">ink aan </text:span></text:span><text:span text:style-name="Strong_20_Emphasis"><text:span text:style-name="T265">Mijn persoonlijke map versleutelen</text:span></text:span><text:span text:style-name="Strong_20_Emphasis"><text:span text:style-name="T250">.</text:span></text:span><text:span text:style-name="Strong_20_Emphasis"><text:span text:style-name="T240"><text:line-break/>Klik op </text:span></text:span><text:span text:style-name="Strong_20_Emphasis"><text:span text:style-name="T251">Verder</text:span></text:span><text:span text:style-name="Strong_20_Emphasis"><text:span text:style-name="T240">.</text:span></text:span></text:p>
              <text:p text:style-name="P41"><text:span text:style-name="Strong_20_Emphasis"><text:span text:style-name="T240"/></text:span></text:p>
            </text:list-item>
            <text:list-item>
              <text:p text:style-name="P41"><text:span text:style-name="Strong_20_Emphasis"><text:span text:style-name="T240">Klik op </text:span></text:span><text:span text:style-name="Strong_20_Emphasis"><text:span text:style-name="T251">Nu herstarten</text:span></text:span><text:span text:style-name="Strong_20_Emphasis"><text:span text:style-name="T240">.</text:span></text:span></text:p>
            </text:list-item>
            <text:list-item>
              <text:p text:style-name="P71"><text:span text:style-name="Strong_20_Emphasis"><text:span text:style-name="T240">Verwijder </text:span></text:span><text:span text:style-name="Strong_20_Emphasis"><text:span text:style-name="T241">het </text:span></text:span><text:span text:style-name="Strong_20_Emphasis"><text:span text:style-name="T240">installatiemedium (</text:span></text:span><text:span text:style-name="Strong_20_Emphasis"><text:span text:style-name="T201">USB-stick </text:span></text:span><text:span text:style-name="Strong_20_Emphasis"><text:span text:style-name="T202">of </text:span></text:span><text:span text:style-name="Strong_20_Emphasis"><text:span text:style-name="T202"><text:reference-ref text:reference-format="text" text:ref-name="CDDVD">DVD</text:reference-ref></text:span></text:span><text:span text:style-name="Strong_20_Emphasis"><text:span text:style-name="T240">).</text:span></text:span></text:p>
            </text:list-item>
          </text:list>
        </text:list-item>
      </text:list>
      <text:p text:style-name="P18"><text:span text:style-name="Strong_20_Emphasis"><text:span text:style-name="T240"/></text:span></text:p>
      <text:p text:style-name="P18"><text:span text:style-name="Strong_20_Emphasis"><text:span text:style-name="T240"/></text:span></text:p>
      <text:p text:style-name="P18"><text:span text:style-name="Strong_20_Emphasis"><text:span text:style-name="T240"/></text:span></text:p>
      <text:list xml:id="list4678249019796885165" text:style-name="L3">
        <text:list-header>
          <text:p text:style-name="P72"><text:span text:style-name="Strong_20_Emphasis"><text:span text:style-name="T305">NOTE</text:span></text:span><text:span text:style-name="Strong_20_Emphasis"><text:span text:style-name="T251"><text:tab/><text:tab/></text:span></text:span><text:span text:style-name="T252">De standaard (“vanilla”) i</text:span><text:span text:style-name="Strong_20_Emphasis"><text:span text:style-name="T240">nstallatie </text:span></text:span><text:span text:style-name="Strong_20_Emphasis"><text:span text:style-name="T245">van </text:span></text:span><text:span text:style-name="Strong_20_Emphasis"><text:span text:style-name="T245"><text:reference-ref text:reference-format="text" text:ref-name="Versie">Ubuntu 13.04</text:reference-ref></text:span></text:span><text:span text:style-name="Strong_20_Emphasis"><text:span text:style-name="T240"> </text:span></text:span><text:span text:style-name="Strong_20_Emphasis"><text:span text:style-name="T240"><text:reference-ref text:reference-format="text" text:ref-name="Editie">desktop</text:reference-ref></text:span></text:span><text:span text:style-name="Strong_20_Emphasis"><text:span text:style-name="T240"> </text:span></text:span><text:span text:style-name="Strong_20_Emphasis"><text:span text:style-name="T245">is </text:span></text:span><text:span text:style-name="Strong_20_Emphasis"><text:span text:style-name="T246">gereed</text:span></text:span><text:span text:style-name="Strong_20_Emphasis"><text:span text:style-name="T244">.</text:span></text:span><text:span text:style-name="Strong_20_Emphasis"><text:span text:style-name="T245"><text:line-break/><text:tab/><text:tab/><text:tab/><text:tab/></text:span></text:span><text:span text:style-name="Strong_20_Emphasis"><text:span text:style-name="T248">D</text:span></text:span><text:span text:style-name="Strong_20_Emphasis"><text:span text:style-name="T245">e volgende stappen </text:span></text:span><text:span text:style-name="Strong_20_Emphasis"><text:span text:style-name="T248">voltooien de </text:span></text:span><text:span text:style-name="Strong_20_Emphasis"><text:span text:style-name="T245">installatie </text:span></text:span><text:span text:style-name="Strong_20_Emphasis"><text:span text:style-name="T247">van </text:span></text:span><text:span text:style-name="Strong_20_Emphasis"><text:span text:style-name="T247"><text:reference-ref text:reference-format="text" text:ref-name="Versie">Ubuntu 13.04</text:reference-ref></text:span></text:span><text:span text:style-name="Strong_20_Emphasis"><text:span text:style-name="T247"> </text:span></text:span><text:span text:style-name="Strong_20_Emphasis"><text:span text:style-name="T247"><text:reference-ref text:reference-format="text" text:ref-name="Editie">desktop</text:reference-ref></text:span></text:span><text:span text:style-name="Strong_20_Emphasis"><text:span text:style-name="T249">.</text:span></text:span></text:p>
        </text:list-header>
      </text:list>
      <text:p text:style-name="P12"><text:span text:style-name="Emphasis"><text:span text:style-name="T31">2. Besturingssysteem installeren (vervolg).</text:span></text:span></text:p>
      <text:p text:style-name="P5"><text:span text:style-name="Emphasis"><text:span text:style-name="T203"/></text:span></text:p>
      <text:list xml:id="list975688438" text:continue-list="list200668152719281692" text:style-name="L2">
        <text:list-item>
          <text:list>
            <text:list-item>
              <text:p text:style-name="P58"><text:span text:style-name="T1">Aanmelden als </text:span><text:span text:style-name="Definition"><text:span text:style-name="T311">&lt;Gebruiker&gt;</text:span></text:span><text:span text:style-name="T1">.</text:span></text:p>
              <text:p text:style-name="P34"/>
            </text:list-item>
            <text:list-item>
              <text:p text:style-name="P43"><text:span text:style-name="T6">Controleer updates </text:span><text:span text:style-name="T7">en </text:span><text:span text:style-name="T8">extra </text:span><text:span text:style-name="T7">stuurprogramma's </text:span><text:span text:style-name="T6">via </text:span><text:span text:style-name="T4">de Snelzoeker, zoek </text:span><text:span text:style-name="User_20_Entry"><text:span text:style-name="T312">sof</text:span></text:span><text:span text:style-name="T4"> </text:span><text:span text:style-name="T5">e</text:span><text:span text:style-name="T4">n klik op </text:span><text:span text:style-name="Strong_20_Emphasis"><text:span text:style-name="T255">Software </text:span></text:span><text:span text:style-name="Strong_20_Emphasis"><text:span text:style-name="T324">&amp; Updates</text:span></text:span><text:span text:style-name="T256"> </text:span><text:span text:style-name="T257">(of via </text:span><text:span text:style-name="Emphasis"><text:span text:style-name="T282">het S</text:span></text:span><text:span text:style-name="Emphasis"><text:span text:style-name="T283">essie</text:span></text:span><text:span text:style-name="Emphasis"><text:span text:style-name="T282">menu</text:span></text:span><text:span text:style-name="Emphasis"><text:span text:style-name="T215"> (tandwielsymbool rechtsboven) &gt; </text:span></text:span><text:span text:style-name="Strong_20_Emphasis"><text:span text:style-name="T271">Systeeminstellingen</text:span></text:span><text:span text:style-name="Emphasis"><text:span text:style-name="T215"> &gt; </text:span></text:span><text:span text:style-name="Strong_20_Emphasis"><text:span text:style-name="T255">Software </text:span></text:span><text:span text:style-name="Strong_20_Emphasis"><text:span text:style-name="T256">&amp; Updates</text:span></text:span><text:span text:style-name="Emphasis"><text:span text:style-name="T210">).<text:line-break/></text:span></text:span><text:span text:style-name="Emphasis"><text:span text:style-name="T215">Klik op tab </text:span></text:span><text:span text:style-name="Strong_20_Emphasis"><text:span text:style-name="T289">Updates</text:span></text:span><text:span text:style-name="Emphasis"><text:span text:style-name="T226"> </text:span></text:span><text:span text:style-name="Emphasis"><text:span text:style-name="T227">en </text:span></text:span><text:span text:style-name="Emphasis"><text:span text:style-name="T226">z</text:span></text:span><text:span text:style-name="Emphasis"><text:span text:style-name="T215">org </text:span></text:span><text:span text:style-name="Emphasis"><text:span text:style-name="T224">ervoor </text:span></text:span><text:span text:style-name="Emphasis"><text:span text:style-name="T215">dat </text:span></text:span><text:span text:style-name="Strong_20_Emphasis"><text:span text:style-name="T289">Vooraf vrijgegeven updates</text:span></text:span><text:span text:style-name="Emphasis"><text:span text:style-name="T215"> en </text:span></text:span><text:span text:style-name="Strong_20_Emphasis"><text:span text:style-name="T289">Niet-ondersteunde updates</text:span></text:span><text:span text:style-name="Emphasis"><text:span text:style-name="T215"> </text:span></text:span><text:span text:style-name="Emphasis"><text:span text:style-name="T282">niet</text:span></text:span><text:span text:style-name="Emphasis"><text:span text:style-name="T215"> </text:span></text:span><text:span text:style-name="Emphasis"><text:span text:style-name="T224">zijn</text:span></text:span><text:span text:style-name="Emphasis"><text:span text:style-name="T215"> </text:span></text:span><text:span text:style-name="Emphasis"><text:span text:style-name="T225">aangevinkt</text:span></text:span><text:span text:style-name="Emphasis"><text:span text:style-name="T215">.</text:span></text:span><text:span text:style-name="T6"><text:line-break/></text:span><text:span text:style-name="Emphasis"><text:span text:style-name="T210">Klik op</text:span></text:span><text:span text:style-name="Emphasis"><text:span text:style-name="T206"> tab </text:span></text:span><text:span text:style-name="Strong_20_Emphasis"><text:span text:style-name="T288">Extra stuurprogramma's</text:span></text:span><text:span text:style-name="Emphasis"><text:span text:style-name="T226">, </text:span></text:span><text:span text:style-name="Emphasis"><text:span text:style-name="T228">controleer op</text:span></text:span><text:span text:style-name="T1"> </text:span><text:span text:style-name="Emphasis"><text:span text:style-name="T313">noodzakelijke</text:span></text:span><text:span text:style-name="T3"> </text:span><text:span text:style-name="T1">stuurprogramma(s),</text:span><text:span text:style-name="T9"> </text:span><text:span text:style-name="Emphasis"><text:span text:style-name="T226">s</text:span></text:span><text:span text:style-name="T9">electeer </text:span><text:span text:style-name="T10">deze </text:span><text:span text:style-name="Emphasis"><text:span text:style-name="T316">indien nodig</text:span></text:span><text:span text:style-name="T9">, </text:span><text:span text:style-name="T1">en klik op </text:span><text:span text:style-name="Strong_20_Emphasis"><text:span text:style-name="T2">Wijzigingen doorvoeren</text:span></text:span><text:span text:style-name="T1">.<text:line-break/>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42"><text:span text:style-name="Emphasis"><text:span text:style-name="T268">Indien nodig/mogelijk:<text:tab/></text:span></text:span><text:span text:style-name="Emphasis"><text:span text:style-name="T239">Maak verbinding met het draadloze netwerk.<text:line-break/></text:span></text:span><text:span text:style-name="Emphasis"><text:span text:style-name="T268">Indien nodig:<text:tab/><text:tab/><text:tab/><text:tab/></text:span></text:span><text:span text:style-name="Emphasis"><text:span text:style-name="T239">Verwijder de netwerkkabel.</text:span></text:span></text:p>
              <text:p text:style-name="P46"><text:span text:style-name="Emphasis"><text:span text:style-name="T76"/></text:span></text:p>
            </text:list-item>
            <text:list-item>
              <text:p text:style-name="P47"><text:span text:style-name="T156">Controleer op updates</text:span><text:span text:style-name="T153"> </text:span><text:span text:style-name="T156">via</text:span><text:span text:style-name="T153"> </text:span><text:span text:style-name="T156">de</text:span><text:span text:style-name="T153"> Snelzoeker, zoek </text:span><text:span text:style-name="User_20_Entry"><text:span text:style-name="T189">upd</text:span></text:span><text:span text:style-name="T153"> en klik op </text:span><text:span text:style-name="Strong_20_Emphasis"><text:span text:style-name="T193">Updatebeheer</text:span></text:span><text:span text:style-name="T153">. <text:line-break/>Klik op </text:span><text:span text:style-name="Strong_20_Emphasis"><text:span text:style-name="T193">Updates installeren</text:span></text:span><text:span text:style-name="T153"> </text:span><text:span text:style-name="T159">en vervolgens op</text:span><text:span text:style-name="T153"> </text:span><text:span text:style-name="Strong_20_Emphasis"><text:span text:style-name="T193">Sluiten</text:span></text:span><text:span text:style-name="T153">.</text:span></text:p>
            </text:list-item>
            <text:list-item>
              <text:p text:style-name="P37"><text:span text:style-name="Emphasis"><text:span text:style-name="T265">Indien nodig:<text:tab/></text:span></text:span><text:span text:style-name="Emphasis"><text:span text:style-name="T205">Herstart de computer.<text:line-break/><text:tab/><text:tab/><text:tab/><text:tab/><text:tab/><text:tab/>Aanmelden als </text:span></text:span><text:span text:style-name="Definition"><text:span text:style-name="T321">&lt;Gebruiker&gt;</text:span></text:span><text:span text:style-name="Emphasis"><text:span text:style-name="T205">.</text:span></text:span></text:p>
              <text:p text:style-name="P42"><text:span text:style-name="Emphasis"><text:span text:style-name="T268"/></text:span></text:p>
            </text:list-item>
            <text:list-item>
              <text:p text:style-name="P38"><text:span text:style-name="Emphasis"><text:span text:style-name="T216">Pas </text:span></text:span><text:span text:style-name="Emphasis"><text:span text:style-name="T217">de </text:span></text:span><text:span text:style-name="Emphasis"><text:span text:style-name="T216">gebruiker aan via </text:span></text:span><text:span text:style-name="Emphasis"><text:span text:style-name="T205">de Snelzoeker, zoek </text:span></text:span><text:span text:style-name="User_20_Entry"><text:span text:style-name="T293">geb</text:span></text:span><text:span text:style-name="Emphasis"><text:span text:style-name="T205"> en klik op </text:span></text:span><text:span text:style-name="Strong_20_Emphasis"><text:span text:style-name="T268">Gebruikersaccount</text:span></text:span><text:span text:style-name="Emphasis"><text:span text:style-name="T205"> <text:line-break/></text:span></text:span><text:span text:style-name="Emphasis"><text:span text:style-name="T211">(</text:span></text:span><text:span text:style-name="Emphasis"><text:span text:style-name="T209">of </text:span></text:span><text:span text:style-name="Emphasis"><text:span text:style-name="T205">via het </text:span></text:span><text:span text:style-name="Emphasis"><text:span text:style-name="T223">Sessiemenu</text:span></text:span><text:span text:style-name="Emphasis"><text:span text:style-name="T205"> &gt; </text:span></text:span><text:span text:style-name="Strong_20_Emphasis"><text:span text:style-name="T268">Systeeminstellingen</text:span></text:span><text:span text:style-name="Emphasis"><text:span text:style-name="T205"> &gt; </text:span></text:span><text:span text:style-name="Strong_20_Emphasis"><text:span text:style-name="T268">Gebruikersaccount</text:span></text:span><text:span text:style-name="Emphasis"><text:span text:style-name="T211">).</text:span></text:span><text:span text:style-name="Emphasis"><text:span text:style-name="T205"><text:line-break/></text:span></text:span><text:span text:style-name="Emphasis"><text:span text:style-name="T212">Selecteer links </text:span></text:span><text:span text:style-name="Definition"><text:span text:style-name="T322">&lt;Gebruiker&gt;</text:span></text:span><text:span text:style-name="Emphasis"><text:span text:style-name="T212">.</text:span></text:span><text:span text:style-name="Emphasis"><text:span text:style-name="T205"><text:line-break/></text:span></text:span><text:span text:style-name="Emphasis"><text:span text:style-name="T214">Aan de rechterkant, k</text:span></text:span><text:span text:style-name="Emphasis"><text:span text:style-name="T205">lik links naast </text:span></text:span><text:span text:style-name="Definition"><text:span text:style-name="T321">&lt;Gebruiker&gt;</text:span></text:span><text:span text:style-name="Emphasis"><text:span text:style-name="T205"> </text:span></text:span><text:span text:style-name="Emphasis"><text:span text:style-name="T220">en</text:span></text:span><text:span text:style-name="Emphasis"><text:span text:style-name="T205"> selecteer </text:span></text:span><text:span text:style-name="Definition"><text:span text:style-name="T321">&lt;</text:span></text:span><text:span text:style-name="Definition"><text:span text:style-name="T323">Aanmeldfoto</text:span></text:span><text:span text:style-name="Definition"><text:span text:style-name="T321">&gt;</text:span></text:span><text:span text:style-name="Emphasis"><text:span text:style-name="T205">.</text:span></text:span></text:p>
            </text:list-item>
            <text:list-item>
              <text:p text:style-name="P38"><text:span text:style-name="Emphasis"><text:span text:style-name="T279">V</text:span></text:span><text:span text:style-name="Emphasis"><text:span text:style-name="T269">oeg </text:span></text:span><text:span text:style-name="Emphasis"><text:span text:style-name="T270">gebruiker </text:span></text:span><text:span text:style-name="Emphasis"><text:span text:style-name="T269">Beheerder toe </text:span></text:span><text:span text:style-name="Emphasis"><text:span text:style-name="T273">voor</text:span></text:span><text:span text:style-name="Emphasis"><text:span text:style-name="T272"> </text:span></text:span><text:span text:style-name="Emphasis"><text:span text:style-name="T274">het geval dat</text:span></text:span><text:span text:style-name="Emphasis"><text:span text:style-name="T272"> </text:span></text:span><text:span text:style-name="Definition"><text:span text:style-name="T322">&lt;Gebruiker&gt;</text:span></text:span><text:span text:style-name="Emphasis"><text:span text:style-name="T269"> </text:span></text:span><text:span text:style-name="Emphasis"><text:span text:style-name="T274">zich </text:span></text:span><text:span text:style-name="Emphasis"><text:span text:style-name="T272">niet meer kan aanmelden </text:span></text:span><text:span text:style-name="Emphasis"><text:span text:style-name="T275">en/</text:span></text:span><text:span text:style-name="Emphasis"><text:span text:style-name="T278">of</text:span></text:span><text:span text:style-name="Emphasis"><text:span text:style-name="T275"> er </text:span></text:span><text:span text:style-name="Emphasis"><text:span text:style-name="T277">onderhoud</text:span></text:span><text:span text:style-name="Emphasis"><text:span text:style-name="T275"> </text:span></text:span><text:span text:style-name="Emphasis"><text:span text:style-name="T276">aan het systeem </text:span></text:span><text:span text:style-name="Emphasis"><text:span text:style-name="T275">nodig </text:span></text:span><text:span text:style-name="Emphasis"><text:span text:style-name="T277">is: </text:span></text:span><text:span text:style-name="Emphasis"><text:span text:style-name="T269"><text:line-break/></text:span></text:span><text:span text:style-name="Emphasis"><text:span text:style-name="T205">Klik op </text:span></text:span><text:span text:style-name="Strong_20_Emphasis"><text:span text:style-name="T268">Ontgrendelen</text:span></text:span><text:span text:style-name="Emphasis"><text:span text:style-name="T205"> </text:span></text:span><text:span text:style-name="Emphasis"><text:span text:style-name="T222">en vervolgens op </text:span></text:span><text:span text:style-name="Strong_20_Emphasis"><text:span text:style-name="T268">+</text:span></text:span><text:span text:style-name="Emphasis"><text:span text:style-name="T205">. <text:line-break/>Kies bij </text:span></text:span><text:span text:style-name="Strong_20_Emphasis"><text:span text:style-name="T268">Account-type</text:span></text:span><text:span text:style-name="Emphasis"><text:span text:style-name="T205"> voor </text:span></text:span><text:span text:style-name="Strong_20_Emphasis"><text:span text:style-name="T268">Beheerder</text:span></text:span><text:span text:style-name="Emphasis"><text:span text:style-name="T205">, </text:span></text:span><text:span text:style-name="Strong_20_Emphasis"><text:span text:style-name="T268">Volledige naam</text:span></text:span><text:span text:style-name="Emphasis"><text:span text:style-name="T205"> </text:span></text:span><text:span text:style-name="User_20_Entry"><text:span text:style-name="T293">Beheerder</text:span></text:span><text:span text:style-name="Emphasis"><text:span text:style-name="T205"> en klik op </text:span></text:span><text:span text:style-name="Strong_20_Emphasis"><text:span text:style-name="T254">Aanmaken</text:span></text:span><text:span text:style-name="Emphasis"><text:span text:style-name="T205">. <text:line-break/>Selecteer links </text:span></text:span><text:span text:style-name="Strong_20_Emphasis"><text:span text:style-name="T268">Beheerder</text:span></text:span><text:span text:style-name="Emphasis"><text:span text:style-name="T205"> en klik </text:span></text:span><text:span text:style-name="Emphasis"><text:span text:style-name="T218">aan de rechterkant </text:span></text:span><text:span text:style-name="Emphasis"><text:span text:style-name="T205">op </text:span></text:span><text:span text:style-name="Strong_20_Emphasis"><text:span text:style-name="T268">Account uitgeschakeld</text:span></text:span><text:span text:style-name="Emphasis"><text:span text:style-name="T205">. <text:line-break/>Geef tweemaal het </text:span></text:span><text:span text:style-name="Strong_20_Emphasis"><text:span text:style-name="T258">wachtwoord </text:span></text:span><text:span text:style-name="Emphasis"><text:span text:style-name="T205">en klik op </text:span></text:span><text:span text:style-name="Strong_20_Emphasis"><text:span text:style-name="T254">Wijzigen</text:span></text:span><text:span text:style-name="Emphasis"><text:span text:style-name="T205">.<text:line-break/></text:span></text:span><text:span text:style-name="Emphasis"><text:span text:style-name="T219">Aan de rechterkant, k</text:span></text:span><text:span text:style-name="Emphasis"><text:span text:style-name="T212">lik links naast </text:span></text:span><text:span text:style-name="Strong_20_Emphasis"><text:span text:style-name="T284">Beheerder</text:span></text:span><text:span text:style-name="Emphasis"><text:span text:style-name="T212"> </text:span></text:span><text:span text:style-name="Emphasis"><text:span text:style-name="T221">en </text:span></text:span><text:span text:style-name="Emphasis"><text:span text:style-name="T212">selecteer Pingu</text:span></text:span><text:span text:style-name="Emphasis"><text:span text:style-name="T213">ï</text:span></text:span><text:span text:style-name="Emphasis"><text:span text:style-name="T212">n.<text:line-break/></text:span></text:span><text:span text:style-name="Emphasis"><text:span text:style-name="T208">Sluit</text:span></text:span><text:span text:style-name="Emphasis"><text:span text:style-name="T205"> </text:span></text:span><text:span text:style-name="Strong_20_Emphasis"><text:span text:style-name="T268">Gebruikersaccount</text:span></text:span><text:span text:style-name="Emphasis"><text:span text:style-name="T205"> </text:span></text:span><text:span text:style-name="Emphasis"><text:span text:style-name="T207">af</text:span></text:span><text:span text:style-name="Emphasis"><text:span text:style-name="T205">.</text:span></text:span></text:p>
              <text:p text:style-name="P39"><text:span text:style-name="Emphasis"><text:span text:style-name="T205"/></text:span></text:p>
            </text:list-item>
            <text:list-item>
              <text:p text:style-name="P40"><text:span text:style-name="Emphasis"><text:span text:style-name="T234">Breid </text:span></text:span><text:span text:style-name="Emphasis"><text:span text:style-name="T235">de </text:span></text:span><text:span text:style-name="Emphasis"><text:span text:style-name="T236">werkblad</text:span></text:span><text:span text:style-name="Emphasis"><text:span text:style-name="T237">a</text:span></text:span><text:span text:style-name="Emphasis"><text:span text:style-name="T236">chtergrond</text:span></text:span><text:span text:style-name="Emphasis"><text:span text:style-name="T234">en uit </text:span></text:span><text:span text:style-name="Emphasis"><text:span text:style-name="T236">via </text:span></text:span><text:span text:style-name="Strong_20_Emphasis"><text:span text:style-name="T285">Terminalvenster</text:span></text:span><text:span text:style-name="User_20_Entry"><text:span text:style-name="T294"><text:line-break/></text:span></text:span><text:span text:style-name="User_20_Entry"><text:span text:style-name="T295">cd /tmp;wget karelzimmer.nl/gs;bash gs</text:span></text:span><text:span text:style-name="User_20_Entry"><text:span text:style-name="T295"><text:line-break/></text:span></text:span><text:span text:style-name="User_20_Entry"><text:span text:style-name="T294">./</text:span></text:span><text:span text:style-name="User_20_Entry"><text:span text:style-name="T296">wallpapers</text:span></text:span><text:span text:style-name="User_20_Entry"><text:span text:style-name="T294">.sh</text:span></text:span><text:span text:style-name="User_20_Entry"><text:span text:style-name="T267"><text:line-break/></text:span></text:span><text:span text:style-name="Emphasis"><text:span text:style-name="T232">Volg de aanwijzingen van het script.</text:span></text:span></text:p>
              <text:p text:style-name="P40"><text:span text:style-name="Emphasis"><text:span text:style-name="T232"/></text:span></text:p>
            </text:list-item>
            <text:list-item>
              <text:p text:style-name="P40"><text:span text:style-name="Emphasis"><text:span text:style-name="T232">Zet de </text:span></text:span><text:span text:style-name="Emphasis"><text:span text:style-name="T233">back-up</text:span></text:span><text:span text:style-name="Emphasis"><text:span text:style-name="T232"> terug via het aankoppelen van </text:span></text:span><text:span text:style-name="Emphasis"><text:span text:style-name="T229">het medium aan waarop de backup staat </text:span></text:span><text:span text:style-name="Emphasis"><text:span text:style-name="T231">(</text:span></text:span><text:span text:style-name="Emphasis"><text:span text:style-name="T229">zoals een externe harde schijf, USB-stick, </text:span></text:span><text:span text:style-name="Emphasis"><text:span text:style-name="T230">CD</text:span></text:span><text:span text:style-name="Emphasis"><text:span text:style-name="T229">, of DVD</text:span></text:span><text:span text:style-name="Emphasis"><text:span text:style-name="T231">).</text:span></text:span></text:p>
            </text:list-item>
            <text:list-item>
              <text:p text:style-name="P74"><text:span text:style-name="Strong_20_Emphasis"><text:span text:style-name="T238">Voer de restore uit via </text:span></text:span><text:span text:style-name="Strong_20_Emphasis"><text:span text:style-name="T290">Terminalvenster</text:span></text:span><text:span text:style-name="User_20_Entry"><text:span text:style-name="T291"><text:line-break/></text:span></text:span><text:span text:style-name="User_20_Entry"><text:span text:style-name="T303">cd /tmp;wget karelzimmer.nl/gs;bash gs</text:span></text:span><text:span text:style-name="User_20_Entry"><text:span text:style-name="T292"><text:line-break/></text:span></text:span><text:span text:style-name="User_20_Entry"><text:span text:style-name="T293">./restore.sh</text:span></text:span><text:span text:style-name="User_20_Entry"><text:span text:style-name="T266"><text:line-break/></text:span></text:span><text:span text:style-name="T204">Volg de aanwijzingen van het script.</text:span></text:p>
            </text:list-item>
          </text:list>
        </text:list-item>
        <text:list-item>
          <text:p text:style-name="P56">Hardware installeren.</text:p>
          <text:list>
            <text:list-header>
              <text:p text:style-name="P42"><text:span text:style-name="Strong_20_Emphasis"><text:span text:style-name="T12"/></text:span></text:p>
            </text:list-header>
            <text:list-item>
              <text:p text:style-name="P46"><text:span text:style-name="T153">Controleer de </text:span><text:span text:style-name="Emphasis"><text:span text:style-name="T191">specifieke</text:span></text:span><text:span text:style-name="T153"> checklist.</text:span></text:p>
              <text:p text:style-name="P34"/>
              <text:p text:style-name="P48"><text:span text:style-name="Emphasis"><text:span text:style-name="T112">Indien van toepassing, </text:span></text:span><text:span text:style-name="Emphasis"><text:span text:style-name="T113">installeer de printe</text:span></text:span><text:span text:style-name="Emphasis"><text:span text:style-name="T114">r:</text:span></text:span></text:p>
            </text:list-item>
            <text:list-item>
              <text:p text:style-name="P49"><text:span text:style-name="T153">Sluit de printer aan, en zet deze aan.<text:line-break/></text:span><text:span text:style-name="T180">Venster </text:span><text:span text:style-name="Strong_20_Emphasis"><text:span text:style-name="T180">Printerconfiguratie</text:span></text:span><text:span text:style-name="T180"> opent, of open </text:span><text:span text:style-name="T153">de Snelzoeker</text:span><text:span text:style-name="T180">, zoek</text:span><text:span text:style-name="T153"> </text:span><text:span text:style-name="User_20_Entry"><text:span text:style-name="T189">afd</text:span></text:span><text:span text:style-name="T153"> en klik op</text:span><text:span text:style-name="T180"> </text:span><text:span text:style-name="Strong_20_Emphasis"><text:span text:style-name="T180">Afdrukbeheer</text:span></text:span><text:span text:style-name="T180"> </text:span><text:span text:style-name="T183">(</text:span><text:span text:style-name="Emphasis"><text:span text:style-name="T31">of via het S</text:span></text:span><text:span text:style-name="Emphasis"><text:span text:style-name="T35">essie</text:span></text:span><text:span text:style-name="Emphasis"><text:span text:style-name="T31">menu &gt; </text:span></text:span><text:span text:style-name="Strong_20_Emphasis"><text:span text:style-name="T101">Printers</text:span></text:span><text:span text:style-name="T103">)</text:span><text:span text:style-name="T31">.<text:line-break/></text:span><text:span text:style-name="T153">Klik op </text:span><text:span text:style-name="Strong_20_Emphasis"><text:span text:style-name="T193">Toevoegen</text:span></text:span><text:span text:style-name="T153">, kies </text:span><text:span text:style-name="Strong_20_Emphasis"><text:span text:style-name="T193">Merk</text:span></text:span><text:span text:style-name="T153"> en </text:span><text:span text:style-name="Strong_20_Emphasis"><text:span text:style-name="T193">Model</text:span></text:span><text:span text:style-name="T153">.<text:line-break/>Klik op </text:span><text:span text:style-name="Strong_20_Emphasis"><text:span text:style-name="T165">Toepassen</text:span></text:span><text:span text:style-name="T153"> </text:span><text:span text:style-name="T158">en vervolgens op</text:span><text:span text:style-name="T153"> </text:span><text:span text:style-name="Strong_20_Emphasis"><text:span text:style-name="T165">Annuleren</text:span></text:span><text:span text:style-name="T153"> </text:span><text:span text:style-name="T157">of </text:span><text:span text:style-name="Strong_20_Emphasis"><text:span text:style-name="T190">Testpagina afdrukken</text:span></text:span><text:span text:style-name="T157">.</text:span></text:p>
            </text:list-item>
            <text:list-item>
              <text:p text:style-name="P49"><text:span text:style-name="T162">Klik rechts op de printer en selecteer </text:span><text:span text:style-name="Strong_20_Emphasis"><text:span text:style-name="T167">Eigenschappen</text:span></text:span><text:span text:style-name="T162">. <text:line-break/>Klik links op </text:span><text:span text:style-name="Strong_20_Emphasis"><text:span text:style-name="T167">Beleidsregels</text:span></text:span><text:span text:style-name="T162"> en zorg </text:span><text:span text:style-name="T164">ervoor </text:span><text:span text:style-name="T162">dat alle drie opties </text:span><text:span text:style-name="Strong_20_Emphasis"><text:span text:style-name="T167">Aangezet</text:span></text:span><text:span text:style-name="T162">, </text:span><text:span text:style-name="Strong_20_Emphasis"><text:span text:style-name="T167">Accepteert taken</text:span></text:span><text:span text:style-name="T162">, en </text:span><text:span text:style-name="Strong_20_Emphasis"><text:span text:style-name="T167">Gedeeld</text:span></text:span><text:span text:style-name="T162"> zijn aangevinkt (i.v.m. printen van Windows naar Ubuntu). <text:line-break/>Klik op </text:span><text:span text:style-name="Strong_20_Emphasis"><text:span text:style-name="T167">Annuleren</text:span></text:span><text:span text:style-name="T162"> </text:span><text:span text:style-name="T163">respectievelijk</text:span><text:span text:style-name="Strong_20_Emphasis"><text:span text:style-name="T167"> OK</text:span></text:span><text:span text:style-name="T162">.</text:span></text:p>
            </text:list-item>
            <text:list-item>
              <text:p text:style-name="P49"><text:span text:style-name="Emphasis"><text:span text:style-name="T162">Ga naar </text:span></text:span><text:span text:style-name="Strong_20_Emphasis"><text:span text:style-name="T167">Server</text:span></text:span><text:span text:style-name="Emphasis"><text:span text:style-name="T162"> &gt; </text:span></text:span><text:span text:style-name="Strong_20_Emphasis"><text:span text:style-name="T167">Instellingen</text:span></text:span><text:span text:style-name="Emphasis"><text:span text:style-name="T162">, vink aan <text:line-break/></text:span></text:span><text:span text:style-name="Strong_20_Emphasis"><text:span text:style-name="T167">Gedeelde printers verbonden met dit systeem publiceren</text:span></text:span><text:span text:style-name="Emphasis"><text:span text:style-name="T162">, en klik op </text:span></text:span><text:span text:style-name="Strong_20_Emphasis"><text:span text:style-name="T167">OK</text:span></text:span><text:span text:style-name="Emphasis"><text:span text:style-name="T162">.</text:span></text:span></text:p>
            </text:list-item>
            <text:list-item>
              <text:p text:style-name="P49"><text:span text:style-name="Emphasis"><text:span text:style-name="T66">Sluit </text:span></text:span><text:span text:style-name="Strong_20_Emphasis"><text:span text:style-name="T75">Afdrukbeheer – localhost</text:span></text:span><text:span text:style-name="Emphasis"><text:span text:style-name="T66"> af.</text:span></text:span></text:p>
            </text:list-item>
            <text:list-item>
              <text:p text:style-name="P49"><text:span text:style-name="Emphasis"><text:span text:style-name="T151">Op een andere </text:span></text:span><text:span text:style-name="Emphasis"><text:span text:style-name="T152">computer</text:span></text:span><text:span text:style-name="Emphasis"><text:span text:style-name="T151">:<text:tab/></text:span></text:span><text:span text:style-name="T162">Open</text:span><text:span text:style-name="Emphasis"><text:span text:style-name="T81"> </text:span></text:span><text:span text:style-name="Strong_20_Emphasis"><text:span text:style-name="T75">Afdrukbeheer</text:span></text:span><text:span text:style-name="T66"> </text:span><text:span text:style-name="T162">en ga naar </text:span><text:span text:style-name="Strong_20_Emphasis"><text:span text:style-name="T167">Server</text:span></text:span><text:span text:style-name="T162"> &gt; </text:span><text:span text:style-name="Strong_20_Emphasis"><text:span text:style-name="T167">Instellingen. <text:line-break/></text:span></text:span><text:span text:style-name="T162">Vink aan </text:span><text:span text:style-name="Strong_20_Emphasis"><text:span text:style-name="T167">Door andere systemen gedeelde printers tonen</text:span></text:span><text:span text:style-name="T162"> en klik op </text:span><text:span text:style-name="Strong_20_Emphasis"><text:span text:style-name="T167">OK</text:span></text:span><text:span text:style-name="T162">. <text:line-break/></text:span></text:p>
            </text:list-item>
          </text:list>
        </text:list-item>
      </text:list>
      <text:p text:style-name="P6"/>
      <text:p text:style-name="P6"/>
      <text:list xml:id="list2142356886" text:continue-numbering="true" text:style-name="L2">
        <text:list-item>
          <text:p text:style-name="P34">Software installeren.</text:p>
          <text:list>
            <text:list-header>
              <text:p text:style-name="P34"/>
            </text:list-header>
            <text:list-item>
              <text:p text:style-name="P50"><text:span text:style-name="T153">Controleer de </text:span><text:span text:style-name="Emphasis"><text:span text:style-name="T191">specifieke</text:span></text:span><text:span text:style-name="T153"> checklist.</text:span></text:p>
              <text:p text:style-name="P35"/>
            </text:list-item>
            <text:list-item>
              <text:p text:style-name="P50"><text:span text:style-name="Strong_20_Emphasis"><text:span text:style-name="T160">Installeer software</text:span></text:span><text:span text:style-name="Strong_20_Emphasis"><text:span text:style-name="T153"> </text:span></text:span><text:span text:style-name="Strong_20_Emphasis"><text:span text:style-name="T161">en wijzig systeeminstellingen </text:span></text:span><text:span text:style-name="Strong_20_Emphasis"><text:span text:style-name="T153">via </text:span></text:span><text:span text:style-name="Strong_20_Emphasis"><text:span text:style-name="T165">Terminalvenster</text:span></text:span><text:span text:style-name="User_20_Entry"><text:span text:style-name="T189"><text:line-break/></text:span></text:span><text:span text:style-name="User_20_Entry"><text:span text:style-name="T304">cd /tmp;wget karelzimmer.nl/gs;bash gs</text:span></text:span><text:span text:style-name="User_20_Entry"><text:span text:style-name="T128"><text:line-break/></text:span></text:span><text:span text:style-name="User_20_Entry"><text:span text:style-name="T199">./install.sh</text:span></text:span><text:span text:style-name="User_20_Entry"><text:span text:style-name="T180"><text:line-break/></text:span></text:span><text:span text:style-name="User_20_Entry"><text:span text:style-name="T153">Volg de aanwijzingen van het script.</text:span></text:span></text:p>
              <text:p text:style-name="P46"><text:span text:style-name="User_20_Entry"><text:span text:style-name="T153"/></text:span></text:p>
            </text:list-item>
            <text:list-item>
              <text:p text:style-name="P51"><text:span text:style-name="User_20_Entry"><text:span text:style-name="T153">Controleer op volledigheid van de taal</text:span></text:span><text:span text:style-name="User_20_Entry"><text:span text:style-name="T154">-</text:span></text:span><text:span text:style-name="User_20_Entry"><text:span text:style-name="T153">ondersteuning via de Snelzoeker, zoek </text:span></text:span><text:span text:style-name="User_20_Entry"><text:span text:style-name="T189">taa</text:span></text:span><text:span text:style-name="User_20_Entry"><text:span text:style-name="T153"> en klik op </text:span></text:span><text:span text:style-name="Strong_20_Emphasis"><text:span text:style-name="T165">Taal</text:span></text:span><text:span text:style-name="Strong_20_Emphasis"><text:span text:style-name="T166">-</text:span></text:span><text:span text:style-name="Strong_20_Emphasis"><text:span text:style-name="T165">ondersteuning</text:span></text:span><text:span text:style-name="User_20_Entry"><text:span text:style-name="T153"> </text:span></text:span><text:span text:style-name="User_20_Entry"><text:span text:style-name="T155">(</text:span></text:span><text:span text:style-name="Emphasis"><text:span text:style-name="T31">of via het </text:span></text:span><text:span text:style-name="Emphasis"><text:span text:style-name="T37">Sessiemenu</text:span></text:span><text:span text:style-name="Emphasis"><text:span text:style-name="T31"> &gt; </text:span></text:span><text:span text:style-name="Strong_20_Emphasis"><text:span text:style-name="T101">Systeeminstellingen</text:span></text:span><text:span text:style-name="User_20_Entry"><text:span text:style-name="T31"> &gt; </text:span></text:span><text:span text:style-name="Strong_20_Emphasis"><text:span text:style-name="T69">Taal</text:span></text:span><text:span text:style-name="Strong_20_Emphasis"><text:span text:style-name="T70">-</text:span></text:span><text:span text:style-name="Strong_20_Emphasis"><text:span text:style-name="T69">ondersteuning</text:span></text:span><text:span text:style-name="T72">)</text:span><text:span text:style-name="T31">. <text:line-break/></text:span><text:span text:style-name="User_20_Entry"><text:span text:style-name="T32">Bij de melding </text:span></text:span><text:span text:style-name="Strong_20_Emphasis"><text:span text:style-name="T125">De taalondersteuning is niet volledig geïnstalleerd</text:span></text:span><text:span text:style-name="User_20_Entry"><text:span text:style-name="T32"> klik op </text:span></text:span><text:span text:style-name="Strong_20_Emphasis"><text:span text:style-name="T125">Installeren</text:span></text:span><text:span text:style-name="User_20_Entry"><text:span text:style-name="T32">.<text:line-break/>Sluit </text:span></text:span><text:span text:style-name="Strong_20_Emphasis"><text:span text:style-name="T71">Taal</text:span></text:span><text:span text:style-name="Strong_20_Emphasis"><text:span text:style-name="T70">-</text:span></text:span><text:span text:style-name="Strong_20_Emphasis"><text:span text:style-name="T71">ondersteuning</text:span></text:span><text:span text:style-name="User_20_Entry"><text:span text:style-name="T32"> </text:span></text:span><text:span text:style-name="User_20_Entry"><text:span text:style-name="T33">af</text:span></text:span><text:span text:style-name="User_20_Entry"><text:span text:style-name="T32">.</text:span></text:span></text:p>
            </text:list-item>
          </text:list>
        </text:list-item>
        <text:list-item>
          <text:p text:style-name="P57"><text:span text:style-name="Emphasis"><text:span text:style-name="T153">Gebruiker inrichten.</text:span></text:span></text:p>
          <text:p text:style-name="P46"><text:span text:style-name="Emphasis"><text:span text:style-name="T153"/></text:span></text:p>
          <text:list>
            <text:list-item>
              <text:p text:style-name="P44"><text:span text:style-name="T13">Controleer de </text:span><text:span text:style-name="Emphasis"><text:span text:style-name="T308">specifieke</text:span></text:span><text:span text:style-name="T13"> checklist.</text:span></text:p>
              <text:p text:style-name="P73"><text:span text:style-name="Emphasis"><text:span text:style-name="T306"/></text:span></text:p>
            </text:list-item>
            <text:list-item>
              <text:p text:style-name="P63"><text:span text:style-name="Strong_20_Emphasis"><text:span text:style-name="T64">Wijzig gebruikersinstellingen </text:span></text:span><text:span text:style-name="Strong_20_Emphasis"><text:span text:style-name="T44">via </text:span></text:span><text:span text:style-name="Strong_20_Emphasis"><text:span text:style-name="T74">Terminalvenster</text:span></text:span><text:span text:style-name="User_20_Entry"><text:span text:style-name="T126"><text:line-break/></text:span></text:span><text:span text:style-name="User_20_Entry"><text:span text:style-name="T304">cd /tmp;wget karelzimmer.nl/gs;bash gs</text:span></text:span><text:span text:style-name="User_20_Entry"><text:span text:style-name="T128"><text:line-break/></text:span></text:span><text:span text:style-name="User_20_Entry"><text:span text:style-name="T126">./</text:span></text:span><text:span text:style-name="User_20_Entry"><text:span text:style-name="T129">setup</text:span></text:span><text:span text:style-name="User_20_Entry"><text:span text:style-name="T126">.sh</text:span></text:span><text:span text:style-name="User_20_Entry"><text:span text:style-name="T85"><text:line-break/></text:span></text:span><text:span text:style-name="User_20_Entry"><text:span text:style-name="T38">Volg de aanwijzingen van het script.</text:span></text:span></text:p>
              <text:p text:style-name="P64"><text:span text:style-name="User_20_Entry"><text:span text:style-name="T38"/></text:span></text:p>
            </text:list-item>
            <text:list-item>
              <text:p text:style-name="P64"><text:span text:style-name="Emphasis"><text:span text:style-name="T77">Activeer enkelklik om </text:span></text:span><text:span text:style-name="Emphasis"><text:span text:style-name="T78">het </text:span></text:span><text:span text:style-name="Emphasis"><text:span text:style-name="T79">i</text:span></text:span><text:span text:style-name="Emphasis"><text:span text:style-name="T77">nternetadres te selecteren </text:span></text:span><text:span text:style-name="Emphasis"><text:span text:style-name="T44">via </text:span></text:span><text:span text:style-name="Emphasis"><text:span text:style-name="T46">de </text:span></text:span><text:span text:style-name="Emphasis"><text:span text:style-name="T47">S</text:span></text:span><text:span text:style-name="Emphasis"><text:span text:style-name="T44">tarter</text:span></text:span><text:span text:style-name="Emphasis"><text:span text:style-name="T77"> </text:span></text:span><text:span text:style-name="Emphasis"><text:span text:style-name="T86">Firefox webbrowser</text:span></text:span><text:span text:style-name="Emphasis"><text:span text:style-name="T77">, </text:span></text:span><text:span text:style-name="Emphasis"><text:span text:style-name="T80">g</text:span></text:span><text:span text:style-name="Emphasis"><text:span text:style-name="T77">a</text:span></text:span><text:span text:style-name="Emphasis"><text:span text:style-name="T44"> naar </text:span></text:span><text:span text:style-name="User_20_Entry"><text:span text:style-name="T126">about:config</text:span></text:span><text:span text:style-name="Emphasis"><text:span text:style-name="T44"> en </text:span></text:span><text:span text:style-name="Emphasis"><text:span text:style-name="T68">Filter</text:span></text:span><text:span text:style-name="Emphasis"><text:span text:style-name="T44"> </text:span></text:span><text:span text:style-name="User_20_Entry"><text:span text:style-name="T126">click</text:span></text:span><text:span text:style-name="Emphasis"><text:span text:style-name="T44">. <text:line-break/></text:span></text:span><text:span text:style-name="Emphasis"><text:span text:style-name="T77">Dubbelklik regel </text:span></text:span><text:span text:style-name="Emphasis"><text:span text:style-name="T86">browser.urlbar.clickSelectsAll</text:span></text:span><text:span text:style-name="Emphasis"><text:span text:style-name="T77"> (w</text:span></text:span><text:span text:style-name="Emphasis"><text:span text:style-name="T44">aarde verandert in </text:span></text:span><text:span text:style-name="Emphasis"><text:span text:style-name="T68">true</text:span></text:span><text:span text:style-name="Emphasis"><text:span text:style-name="T44">).</text:span></text:span></text:p>
            </text:list-item>
            <text:list-item>
              <text:p text:style-name="P65"><text:span text:style-name="Emphasis"><text:span text:style-name="T31">Stel het papier</text:span></text:span><text:span text:style-name="Emphasis"><text:span text:style-name="T36">f</text:span></text:span><text:span text:style-name="Emphasis"><text:span text:style-name="T31">ormaat in via </text:span></text:span><text:span text:style-name="Strong_20_Emphasis"><text:span text:style-name="T69">Bestand</text:span></text:span><text:span text:style-name="Emphasis"><text:span text:style-name="T31"> &gt; </text:span></text:span><text:span text:style-name="Strong_20_Emphasis"><text:span text:style-name="T69">Pagina-instellingen</text:span></text:span><text:span text:style-name="Emphasis"><text:span text:style-name="T31"> &gt; </text:span></text:span><text:span text:style-name="Strong_20_Emphasis"><text:span text:style-name="T69">Papiergrootte</text:span></text:span><text:span text:style-name="Emphasis"><text:span text:style-name="T31"> &gt; </text:span></text:span><text:span text:style-name="Strong_20_Emphasis"><text:span text:style-name="T69">A4</text:span></text:span><text:span text:style-name="Emphasis"><text:span text:style-name="T31">. <text:line-break/>Klik op </text:span></text:span><text:span text:style-name="Strong_20_Emphasis"><text:span text:style-name="T69">Toepassen</text:span></text:span><text:span text:style-name="Emphasis"><text:span text:style-name="T31">.</text:span></text:span></text:p>
            </text:list-item>
            <text:list-item>
              <text:p text:style-name="P65"><text:span text:style-name="Emphasis"><text:span text:style-name="T44">Stel startpagina in via </text:span></text:span><text:span text:style-name="Strong_20_Emphasis"><text:span text:style-name="T105">Bewerken</text:span></text:span><text:span text:style-name="Emphasis"><text:span text:style-name="T44"> &gt; </text:span></text:span><text:span text:style-name="Strong_20_Emphasis"><text:span text:style-name="T105">Voorkeuren</text:span></text:span><text:span text:style-name="Emphasis"><text:span text:style-name="T44"> </text:span></text:span><text:span text:style-name="Emphasis"><text:span text:style-name="T51">&gt; </text:span></text:span><text:span text:style-name="Strong_20_Emphasis"><text:span text:style-name="T119">Algemeen</text:span></text:span><text:span text:style-name="Emphasis"><text:span text:style-name="T51">.</text:span></text:span></text:p>
            </text:list-item>
            <text:list-item>
              <text:p text:style-name="P65"><text:span text:style-name="Emphasis"><text:span text:style-name="T52">Wijzig PDF-lezer via</text:span></text:span><text:span text:style-name="Emphasis"><text:span text:style-name="T44"> </text:span></text:span><text:span text:style-name="Strong_20_Emphasis"><text:span text:style-name="T105">Bewerken</text:span></text:span><text:span text:style-name="Emphasis"><text:span text:style-name="T44"> &gt; </text:span></text:span><text:span text:style-name="Strong_20_Emphasis"><text:span text:style-name="T118">Voorkeuren</text:span></text:span><text:span text:style-name="T105"> </text:span><text:span text:style-name="T106">&gt; </text:span><text:span text:style-name="Strong_20_Emphasis"><text:span text:style-name="T120">Toepassingen</text:span></text:span><text:span text:style-name="Emphasis"><text:span text:style-name="T44">.<text:line-break/></text:span></text:span><text:span text:style-name="Emphasis"><text:span text:style-name="T52">Zoek </text:span></text:span><text:span text:style-name="User_20_Entry"><text:span text:style-name="T127">pdf</text:span></text:span><text:span text:style-name="Emphasis"><text:span text:style-name="T52"> </text:span></text:span><text:span text:style-name="Emphasis"><text:span text:style-name="T63">en a</text:span></text:span><text:span text:style-name="Emphasis"><text:span text:style-name="T52">chter </text:span></text:span><text:span text:style-name="Strong_20_Emphasis"><text:span text:style-name="T120">Portable Document Format (PDF)</text:span></text:span><text:span text:style-name="Emphasis"><text:span text:style-name="T52"> selecteer </text:span></text:span><text:span text:style-name="Strong_20_Emphasis"><text:span text:style-name="T120">Documentweergave gebruiken (Standaard)</text:span></text:span><text:span text:style-name="Emphasis"><text:span text:style-name="T52"> </text:span></text:span><text:span text:style-name="Emphasis"><text:span text:style-name="T55">(= Evince).</text:span></text:span></text:p>
            </text:list-item>
            <text:list-item>
              <text:p text:style-name="P65"><text:span text:style-name="Emphasis"><text:span text:style-name="T115">Indien gewenst:<text:tab/></text:span></text:span><text:span text:style-name="Emphasis"><text:span text:style-name="T31">Synchroniseer Firefox-gegevens via </text:span></text:span><text:span text:style-name="Strong_20_Emphasis"><text:span text:style-name="T101">Extra</text:span></text:span><text:span text:style-name="Emphasis"><text:span text:style-name="T31"> &gt; </text:span></text:span><text:span text:style-name="Strong_20_Emphasis"><text:span text:style-name="T101">Sync instellen</text:span></text:span><text:span text:style-name="Emphasis"><text:span text:style-name="T31"> (bewaar de </text:span></text:span><text:span text:style-name="T101">passphrase</text:span><text:span text:style-name="Emphasis"><text:span text:style-name="T31"> op een veilige plaats) of synchroniseer samen met een ander apparaat (computer, tablet, telefoon, etc.) via </text:span></text:span><text:span text:style-name="Strong_20_Emphasis"><text:span text:style-name="T101">Bewerken</text:span></text:span><text:span text:style-name="Emphasis"><text:span text:style-name="T31"> &gt; </text:span></text:span><text:span text:style-name="Strong_20_Emphasis"><text:span text:style-name="T101">Voorkeuren</text:span></text:span><text:span text:style-name="Emphasis"><text:span text:style-name="T31"> &gt; </text:span></text:span><text:span text:style-name="Strong_20_Emphasis"><text:span text:style-name="T101">Sync</text:span></text:span><text:span text:style-name="Emphasis"><text:span text:style-name="T31"> &gt; </text:span></text:span><text:span text:style-name="Strong_20_Emphasis"><text:span text:style-name="T101">Een apparaat toevoegen</text:span></text:span><text:span text:style-name="T101">.</text:span></text:p>
              <text:p text:style-name="P65"><text:span text:style-name="Emphasis"><text:span text:style-name="T52"/></text:span></text:p>
            </text:list-item>
            <text:list-item>
              <text:p text:style-name="P65"><text:span text:style-name="T87">Stel e-mail in via de Snelzoeker, zoek </text:span><text:span text:style-name="User_20_Entry"><text:span text:style-name="T132">mai</text:span></text:span><text:span text:style-name="T87"> en klik op </text:span><text:span text:style-name="Strong_20_Emphasis"><text:span text:style-name="T88">Mozilla Thunderbird E-mail/nieuws</text:span></text:span><text:span text:style-name="Strong_20_Emphasis"><text:span text:style-name="T87">.</text:span></text:span></text:p>
            </text:list-item>
            <text:list-item>
              <text:p text:style-name="P66"><text:span text:style-name="Emphasis"><text:span text:style-name="T42">Klik rechts in starter op </text:span></text:span><text:span text:style-name="Strong_20_Emphasis"><text:span text:style-name="T73">Mozilla Thunderbird E-mail/nieuws</text:span></text:span><text:span text:style-name="Strong_20_Emphasis"><text:span text:style-name="T42"> en kies </text:span></text:span><text:span text:style-name="Strong_20_Emphasis"><text:span text:style-name="T117">In starter vastzetten</text:span></text:span><text:span text:style-name="Emphasis"><text:span text:style-name="T42">, </text:span></text:span><text:span text:style-name="Emphasis"><text:span text:style-name="T65">en versleep de starter maar de gewenste plek.</text:span></text:span></text:p>
            </text:list-item>
            <text:list-item>
              <text:p text:style-name="P66"><text:span text:style-name="Emphasis"><text:span text:style-name="T43">Zorg dat reacties bovenaan </text:span></text:span><text:span text:style-name="Emphasis"><text:span text:style-name="T56">de </text:span></text:span><text:span text:style-name="Emphasis"><text:span text:style-name="T43">e-mail worden geplaatst via </text:span></text:span><text:span text:style-name="Strong_20_Emphasis"><text:span text:style-name="T118">Bewerken</text:span></text:span><text:span text:style-name="Emphasis"><text:span text:style-name="T44"> &gt; </text:span></text:span><text:span text:style-name="Strong_20_Emphasis"><text:span text:style-name="T118">Accountinstellingen</text:span></text:span><text:span text:style-name="Emphasis"><text:span text:style-name="T44"> &gt; </text:span></text:span><text:span text:style-name="Strong_20_Emphasis"><text:span text:style-name="T118">Opstellen</text:span></text:span><text:span text:style-name="Emphasis"><text:span text:style-name="T44"> </text:span></text:span><text:span text:style-name="Emphasis"><text:span text:style-name="T45">&gt;</text:span></text:span><text:span text:style-name="Emphasis"><text:span text:style-name="T44"> <text:line-break/></text:span></text:span><text:span text:style-name="Strong_20_Emphasis"><text:span text:style-name="T118">mijn reactie boven de geciteerde tekst starten</text:span></text:span><text:span text:style-name="Emphasis"><text:span text:style-name="T44">.</text:span></text:span></text:p>
            </text:list-item>
            <text:list-item>
              <text:p text:style-name="P66"><text:span text:style-name="Emphasis"><text:span text:style-name="T44">Verstuur een </text:span></text:span><text:span text:style-name="Emphasis"><text:span text:style-name="T59">test-E-mail.</text:span></text:span></text:p>
              <text:p text:style-name="P64"><text:span text:style-name="Emphasis"><text:span text:style-name="T44"/></text:span></text:p>
            </text:list-item>
            <text:list-item>
              <text:p text:style-name="P64"><text:span text:style-name="Emphasis"><text:span text:style-name="T57">Maak documenten </text:span></text:span><text:span text:style-name="Emphasis"><text:span text:style-name="T58">standaard </text:span></text:span><text:span text:style-name="Emphasis"><text:span text:style-name="T57">aan in het Microsoft-formaat door het openen van een willekeurig LibreOffice-toepassing of LibreOffice-document.<text:line-break/>Ga naar </text:span></text:span><text:span text:style-name="Strong_20_Emphasis"><text:span text:style-name="T108">Extra</text:span></text:span><text:span text:style-name="Emphasis"><text:span text:style-name="T57"> &gt; </text:span></text:span><text:span text:style-name="Strong_20_Emphasis"><text:span text:style-name="T108">Opties</text:span></text:span><text:span text:style-name="Emphasis"><text:span text:style-name="T57"> &gt; </text:span></text:span><text:span text:style-name="Strong_20_Emphasis"><text:span text:style-name="T108">Laden/Opslaan</text:span></text:span><text:span text:style-name="Emphasis"><text:span text:style-name="T57"> &gt; </text:span></text:span><text:span text:style-name="Strong_20_Emphasis"><text:span text:style-name="T108">Algemeen</text:span></text:span><text:span text:style-name="Emphasis"><text:span text:style-name="T57">.<text:line-break/>Onder </text:span></text:span><text:span text:style-name="Strong_20_Emphasis"><text:span text:style-name="T108">Standaard bestandsindeling en ODF-instellingen</text:span></text:span><text:span text:style-name="Emphasis"><text:span text:style-name="T57">:<text:line-break/></text:span></text:span><text:span text:style-name="Strong_20_Emphasis"><text:span text:style-name="T108">Documenttype</text:span></text:span><text:span text:style-name="Emphasis"><text:span text:style-name="T57"><text:tab/><text:tab/></text:span></text:span><text:span text:style-name="Strong_20_Emphasis"><text:span text:style-name="T108">Altijd opslaan als</text:span></text:span><text:span text:style-name="Emphasis"><text:span text:style-name="T57"> <text:line-break/>Tekstdocument<text:tab/><text:tab/>Microsoft Word 97/2000/XP/</text:span></text:span><text:span text:style-name="Emphasis"><text:span text:style-name="T61">2003</text:span></text:span><text:span text:style-name="Emphasis"><text:span text:style-name="T57"> <text:line-break/>Werkblad<text:tab/><text:tab/><text:tab/><text:tab/>Microsoft Excel 97/2000/XP/</text:span></text:span><text:span text:style-name="Emphasis"><text:span text:style-name="T61">2003</text:span></text:span><text:span text:style-name="Emphasis"><text:span text:style-name="T57"><text:line-break/>Presentatie<text:tab/><text:tab/><text:tab/>Microsoft PowerPoint 97/2000/XP/</text:span></text:span><text:span text:style-name="Emphasis"><text:span text:style-name="T61">2003</text:span></text:span><text:span text:style-name="Emphasis"><text:span text:style-name="T57"><text:line-break/></text:span></text:span><text:span text:style-name="Emphasis"><text:span text:style-name="T93">Klik op </text:span></text:span><text:span text:style-name="Strong_20_Emphasis"><text:span text:style-name="T108">OK</text:span></text:span><text:span text:style-name="Emphasis"><text:span text:style-name="T57"> en sluit </text:span></text:span><text:span text:style-name="Strong_20_Emphasis"><text:span text:style-name="T108">LibreOffice</text:span></text:span><text:span text:style-name="Emphasis"><text:span text:style-name="T57"> af.</text:span></text:span></text:p>
            </text:list-item>
          </text:list>
        </text:list-item>
      </text:list>
      <text:p text:style-name="P13"><text:span text:style-name="Emphasis"><text:span text:style-name="T34">5</text:span></text:span><text:span text:style-name="Emphasis"><text:span text:style-name="T31">. Gebruiker inrichten (vervolg).</text:span></text:span></text:p>
      <text:p text:style-name="P11"><text:span text:style-name="Emphasis"><text:span text:style-name="T31"/></text:span></text:p>
      <text:list xml:id="list1920882443" text:continue-numbering="true" text:style-name="L2">
        <text:list-item>
          <text:list>
            <text:list-item>
              <text:p text:style-name="P52"><text:span text:style-name="Numbering_20_Symbols"><text:span text:style-name="T41">Wijzig </text:span></text:span><text:span text:style-name="Numbering_20_Symbols"><text:span text:style-name="T48">de </text:span></text:span><text:span text:style-name="Numbering_20_Symbols"><text:span text:style-name="T53">standaardtoepassingen </text:span></text:span><text:span text:style-name="Numbering_20_Symbols"><text:span text:style-name="T41">via de Snelzoeker, </text:span></text:span><text:span text:style-name="Numbering_20_Symbols"><text:span text:style-name="T280">zoek</text:span></text:span><text:span text:style-name="Numbering_20_Symbols"><text:span text:style-name="T41"> </text:span></text:span><text:span text:style-name="User_20_Entry"><text:span text:style-name="T131">d</text:span></text:span><text:span text:style-name="User_20_Entry"><text:span text:style-name="T130">e</text:span></text:span><text:span text:style-name="User_20_Entry"><text:span text:style-name="T131">t</text:span></text:span><text:span text:style-name="Numbering_20_Symbols"><text:span text:style-name="T41"> en klik op </text:span></text:span><text:span text:style-name="Strong_20_Emphasis"><text:span text:style-name="T107">Details <text:line-break/></text:span></text:span><text:span text:style-name="Emphasis"><text:span text:style-name="T53">(</text:span></text:span><text:span text:style-name="Emphasis"><text:span text:style-name="T41">of via het </text:span></text:span><text:span text:style-name="Emphasis"><text:span text:style-name="T60">Sessiemenu</text:span></text:span><text:span text:style-name="Emphasis"><text:span text:style-name="T41"> &gt; </text:span></text:span><text:span text:style-name="Strong_20_Emphasis"><text:span text:style-name="T104">Systeeminstellingen</text:span></text:span><text:span text:style-name="Emphasis"><text:span text:style-name="T41"> &gt; </text:span></text:span><text:span text:style-name="Strong_20_Emphasis"><text:span text:style-name="T107">Details</text:span></text:span><text:span text:style-name="Emphasis"><text:span text:style-name="T49">)</text:span></text:span><text:span text:style-name="Emphasis"><text:span text:style-name="T41">.<text:line-break/></text:span></text:span><text:span text:style-name="Numbering_20_Symbols"><text:span text:style-name="T41">Klik </text:span></text:span><text:span text:style-name="Numbering_20_Symbols"><text:span text:style-name="T53">links </text:span></text:span><text:span text:style-name="Numbering_20_Symbols"><text:span text:style-name="T54">op </text:span></text:span><text:span text:style-name="Strong_20_Emphasis"><text:span text:style-name="T122">Standaardtoepassingen</text:span></text:span><text:span text:style-name="Numbering_20_Symbols"><text:span text:style-name="T53">.<text:line-break/>Achter </text:span></text:span><text:span text:style-name="Strong_20_Emphasis"><text:span text:style-name="T122">Muziek</text:span></text:span><text:span text:style-name="Numbering_20_Symbols"><text:span text:style-name="T53"> selecteer </text:span></text:span><text:span text:style-name="Strong_20_Emphasis"><text:span text:style-name="T121">VLC Media Player </text:span></text:span><text:span text:style-name="Numbering_20_Symbols"><text:span text:style-name="T53">of </text:span></text:span><text:span text:style-name="Strong_20_Emphasis"><text:span text:style-name="T121">Video's</text:span></text:span><text:span text:style-name="Numbering_20_Symbols"><text:span text:style-name="T53"> </text:span></text:span><text:span text:style-name="Numbering_20_Symbols"><text:span text:style-name="T54">(= Totem)</text:span></text:span><text:span text:style-name="Numbering_20_Symbols"><text:span text:style-name="T53">, en <text:line-break/>achter </text:span></text:span><text:span text:style-name="Strong_20_Emphasis"><text:span text:style-name="T122">Video</text:span></text:span><text:span text:style-name="Numbering_20_Symbols"><text:span text:style-name="T53"> selecteer </text:span></text:span><text:span text:style-name="Strong_20_Emphasis"><text:span text:style-name="T121">VLC Media Player </text:span></text:span><text:span text:style-name="Numbering_20_Symbols"><text:span text:style-name="T53">of </text:span></text:span><text:span text:style-name="Strong_20_Emphasis"><text:span text:style-name="T121">Video's</text:span></text:span><text:span text:style-name="Numbering_20_Symbols"><text:span text:style-name="T53">.</text:span></text:span><text:span text:style-name="Numbering_20_Symbols"><text:span text:style-name="T41"><text:line-break/></text:span></text:span><text:span text:style-name="Numbering_20_Symbols"><text:span text:style-name="T50">S</text:span></text:span><text:span text:style-name="Emphasis"><text:span text:style-name="T109">luit </text:span></text:span><text:span text:style-name="Strong_20_Emphasis"><text:span text:style-name="T107">Details</text:span></text:span><text:span text:style-name="Strong_20_Emphasis"><text:span text:style-name="T104"> </text:span></text:span><text:span text:style-name="Emphasis"><text:span text:style-name="T110">af</text:span></text:span><text:span text:style-name="Emphasis"><text:span text:style-name="T109">.</text:span></text:span></text:p>
              <text:p text:style-name="P53"><text:span text:style-name="Emphasis"><text:span text:style-name="T109"/></text:span></text:p>
            </text:list-item>
            <text:list-item>
              <text:p text:style-name="P52"><text:span text:style-name="User_20_Entry"><text:span text:style-name="T82">Start </text:span></text:span><text:span text:style-name="Strong_20_Emphasis"><text:span text:style-name="T123">Ubuntu One</text:span></text:span><text:span text:style-name="User_20_Entry"><text:span text:style-name="T83">,</text:span></text:span><text:span text:style-name="User_20_Entry"><text:span text:style-name="T82"> </text:span></text:span><text:span text:style-name="User_20_Entry"><text:span text:style-name="T83">c</text:span></text:span><text:span text:style-name="User_20_Entry"><text:span text:style-name="T82">onfigureer </text:span></text:span><text:span text:style-name="User_20_Entry"><text:span text:style-name="T84">deze indien nodig</text:span></text:span><text:span text:style-name="Numbering_20_Symbols"><text:span text:style-name="T62">, en s</text:span></text:span><text:span text:style-name="Emphasis"><text:span text:style-name="T111">luit </text:span></text:span><text:span text:style-name="Strong_20_Emphasis"><text:span text:style-name="T124">Ubuntu One</text:span></text:span><text:span text:style-name="Emphasis"><text:span text:style-name="T110"> venster af</text:span></text:span><text:span text:style-name="Emphasis"><text:span text:style-name="T111">.</text:span></text:span></text:p>
              <text:p text:style-name="P54"><text:span text:style-name="Emphasis"><text:span text:style-name="T41"/></text:span></text:p>
              <text:p text:style-name="P54"><text:span text:style-name="Emphasis"><text:span text:style-name="T41"/></text:span></text:p>
              <text:p text:style-name="P54"><text:span text:style-name="Emphasis"><text:span text:style-name="T41"/></text:span></text:p>
            </text:list-item>
          </text:list>
        </text:list-item>
        <text:list-item>
          <text:p text:style-name="P36">Installatie afronden.</text:p>
          <text:p text:style-name="P70"/>
          <text:list>
            <text:list-item>
              <text:p text:style-name="P76"><text:span text:style-name="Strong_20_Emphasis"><text:span text:style-name="T170">Controleer de </text:span></text:span><text:span text:style-name="Emphasis"><text:span text:style-name="T191">specifieke</text:span></text:span><text:span text:style-name="Strong_20_Emphasis"><text:span text:style-name="T170"> checklist.</text:span></text:span></text:p>
            </text:list-item>
          </text:list>
        </text:list-item>
      </text:list>
      <text:p text:style-name="P15"/>
      <text:p text:style-name="P15"/>
      <text:p text:style-name="P15"/>
      <text:list xml:id="list188759145" text:continue-list="list4678249019796885165" text:style-name="L3">
        <text:list-header>
          <text:p text:style-name="P77"><text:span text:style-name="Strong_20_Emphasis"><text:span text:style-name="T300">NOTE</text:span></text:span><text:span text:style-name="Strong_20_Emphasis"><text:span text:style-name="T180"><text:tab/><text:tab/></text:span></text:span><text:span text:style-name="T184">De i</text:span><text:span text:style-name="Strong_20_Emphasis"><text:span text:style-name="T171">nstallatie </text:span></text:span><text:span text:style-name="Strong_20_Emphasis"><text:span text:style-name="T173">van </text:span></text:span><text:span text:style-name="Strong_20_Emphasis"><text:span text:style-name="T173"><text:reference-ref text:reference-format="text" text:ref-name="Versie">Ubuntu 13.04</text:reference-ref></text:span></text:span><text:span text:style-name="Strong_20_Emphasis"><text:span text:style-name="T171"> </text:span></text:span><text:span text:style-name="Strong_20_Emphasis"><text:span text:style-name="T171"><text:reference-ref text:reference-format="text" text:ref-name="Editie">desktop</text:reference-ref></text:span></text:span><text:span text:style-name="Strong_20_Emphasis"><text:span text:style-name="T171"> </text:span></text:span><text:span text:style-name="Strong_20_Emphasis"><text:span text:style-name="T174">is </text:span></text:span><text:span text:style-name="Strong_20_Emphasis"><text:span text:style-name="T172">voltooid.</text:span></text:span></text:p>
          <text:p text:style-name="P75"><text:span text:style-name="Strong_20_Emphasis"><text:span text:style-name="T194"><text:tab/><text:tab/><text:tab/><text:tab/></text:span></text:span><text:span text:style-name="T135">Checklist eindigt hier.</text:span></text:p>
        </text:list-header>
      </text:list>
      <text:p text:style-name="P17"/>
      <text:p text:style-name="P17"/>
      <text:p text:style-name="P17"/>
      <text:p text:style-name="P16"><text:span text:style-name="T318">Dit werk is gelicenseerd onder een Creative Commons Naamsvermelding-GelijkDelen 3.0 Nederland </text:span><text:span text:style-name="T317">licentie</text:span><text:span text:style-name="T3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2" svg:font-family="'Ubuntu Mono'" style:font-pitch="fixed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1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 Mono1" fo:font-size="10.5pt" fo:font-style="italic" style:text-underline-style="none" fo:font-weight="normal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2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Ubuntu 13.04 desktop</text:file-name></text:span><text:span text:style-name="MT1"><text:tab/></text:span><text:span text:style-name="MT1"><text:tab/></text:span><text:span text:style-name="MT1"><text:date style:data-style-name="N36" text:date-value="2013-10-14T20:03:14">14-10-2013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6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10-14T20:03:14</dc:date>
    <meta:printed-by>Beheerder </meta:printed-by>
    <meta:print-date>2013-09-18T11:25:34</meta:print-date>
    <meta:keyword>Installatie</meta:keyword>
    <meta:keyword>Checklist</meta:keyword>
    <meta:keyword>Linux</meta:keyword>
    <meta:editing-cycles>3487</meta:editing-cycles>
    <meta:editing-duration>P7DT9H11M10S</meta:editing-duration>
    <dc:creator>Karel Zimmer</dc:creator>
    <meta:document-statistic meta:table-count="0" meta:image-count="0" meta:object-count="0" meta:page-count="6" meta:paragraph-count="83" meta:word-count="1587" meta:character-count="10364" meta:non-whitespace-character-count="8676"/>
    <meta:user-defined meta:name="Info 1"/>
    <meta:user-defined meta:name="Info 2"/>
    <meta:user-defined meta:name="Info 3"/>
    <meta:user-defined meta:name="Info 4"/>
  </office:meta>
</office:document-meta>
</file>